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1.0591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2339in"/>
    </style:style>
    <style:style style:name="co6" style:family="table-column">
      <style:table-column-properties fo:break-before="auto" style:column-width="1.2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color="#0000ff"/>
    </style:style>
    <style:style style:name="ce2" style:family="table-cell" style:parent-style-name="Default" style:data-style-name="N1"/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#e6e6e6"/>
    </style:style>
    <style:style style:name="ce7" style:family="table-cell" style:parent-style-name="Default" style:data-style-name="N100">
      <style:table-cell-properties fo:background-color="#cccccc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y0</text:p>
          </table:table-cell>
          <table:table-cell office:value-type="string">
            <text:p>y0_error</text:p>
          </table:table-cell>
          <table:table-cell office:value-type="string">
            <text:p>V0</text:p>
          </table:table-cell>
          <table:table-cell office:value-type="string">
            <text:p>V0_error</text:p>
          </table:table-cell>
          <table:table-cell office:value-type="string">
            <text:p>w</text:p>
          </table:table-cell>
          <table:table-cell office:value-type="string">
            <text:p>w_error</text:p>
          </table:table-cell>
          <table:table-cell office:value-type="string">
            <text:p>a0</text:p>
          </table:table-cell>
          <table:table-cell office:value-type="string">
            <text:p>a0_error</text:p>
          </table:table-cell>
          <table:table-cell office:value-type="string">
            <text:p>a_left</text:p>
          </table:table-cell>
          <table:table-cell office:value-type="string">
            <text:p>a_left_error</text:p>
          </table:table-cell>
          <table:table-cell office:value-type="string">
            <text:p>a_right</text:p>
          </table:table-cell>
          <table:table-cell office:value-type="string">
            <text:p>a_right_error</text:p>
          </table:table-cell>
          <table:table-cell office:value-type="string">
            <text:p>R02=a_left/a0</text:p>
          </table:table-cell>
          <table:table-cell office:value-type="string">
            <text:p>R12=a_right/a0</text:p>
          </table:table-cell>
          <table:table-cell office:value-type="string">
            <text:p>Valtts_name</text:p>
          </table:table-cell>
          <table:table-cell office:value-type="string">
            <text:p>Valtts_freq</text:p>
          </table:table-cell>
          <table:table-cell office:value-type="string">
            <text:p>Valtts_flux</text:p>
          </table:table-cell>
          <table:table-cell office:value-type="string">
            <text:p>Valtts_v0</text:p>
          </table:table-cell>
          <table:table-cell office:value-type="string">
            <text:p>Pest_name</text:p>
          </table:table-cell>
          <table:table-cell office:value-type="string">
            <text:p>Pest_flux</text:p>
          </table:table-cell>
          <table:table-cell office:value-type="string">
            <text:p>Pest_v0</text:p>
          </table:table-cell>
          <table:table-cell office:value-type="string">
            <text:p>Other_name</text:p>
          </table:table-cell>
          <table:table-cell office:value-type="string">
            <text:p>IRAS</text:p>
          </table:table-cell>
        </table:table-row>
        <table:table-row table:style-name="ro1">
          <table:table-cell office:value-type="string">
            <text:p>A1067975_B</text:p>
          </table:table-cell>
          <table:table-cell office:value-type="float" office:value="0.13452">
            <text:p>0.13452</text:p>
          </table:table-cell>
          <table:table-cell office:value-type="float" office:value="0.02637">
            <text:p>0.02637</text:p>
          </table:table-cell>
          <table:table-cell office:value-type="float" office:value="-7.28634">
            <text:p>-7.28634</text:p>
          </table:table-cell>
          <table:table-cell office:value-type="float" office:value="0.0275">
            <text:p>0.0275</text:p>
          </table:table-cell>
          <table:table-cell office:value-type="float" office:value="1.12749">
            <text:p>1.12749</text:p>
          </table:table-cell>
          <table:table-cell office:value-type="float" office:value="0.02607">
            <text:p>0.02607</text:p>
          </table:table-cell>
          <table:table-cell office:value-type="float" office:value="5.45259">
            <text:p>5.45259</text:p>
          </table:table-cell>
          <table:table-cell office:value-type="float" office:value="0.11894">
            <text:p>0.11894</text:p>
          </table:table-cell>
          <table:table-cell office:value-type="float" office:value="1.15094">
            <text:p>1.15094</text:p>
          </table:table-cell>
          <table:table-cell office:value-type="float" office:value="0.1063">
            <text:p>0.1063</text:p>
          </table:table-cell>
          <table:table-cell office:value-type="float" office:value="2.16679">
            <text:p>2.16679</text:p>
          </table:table-cell>
          <table:table-cell office:value-type="float" office:value="0.10792">
            <text:p>0.10792</text:p>
          </table:table-cell>
          <table:table-cell table:formula="of:=[.J2]/[.H2]" office:value-type="float" office:value="0.211081339326815">
            <text:p>0.2110813393</text:p>
          </table:table-cell>
          <table:table-cell table:formula="of:=[.L2]/[.H2]" office:value-type="float" office:value="0.397387296679193">
            <text:p>0.3973872967</text:p>
          </table:table-cell>
          <table:table-cell office:value-type="string">
            <text:p>106.797+5.312 <text:s text:c="2"/>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-8.22">
            <text:p>-8.22</text:p>
          </table:table-cell>
          <table:table-cell table:number-columns-repeated="3"/>
          <table:table-cell office:value-type="string">
            <text:p>S140IRS1</text:p>
          </table:table-cell>
          <table:table-cell office:value-type="string">
            <text:p>22176+6303</text:p>
          </table:table-cell>
        </table:table-row>
        <table:table-row table:style-name="ro1">
          <table:table-cell office:value-type="string">
            <text:p>A108185_B</text:p>
          </table:table-cell>
          <table:table-cell office:value-type="float" office:value="-0.00069">
            <text:p>-0.00069</text:p>
          </table:table-cell>
          <table:table-cell office:value-type="float" office:value="0.00727">
            <text:p>0.00727</text:p>
          </table:table-cell>
          <table:table-cell office:value-type="float" office:value="-10.31375">
            <text:p>-10.31375</text:p>
          </table:table-cell>
          <table:table-cell office:value-type="float" office:value="0.07174">
            <text:p>0.07174</text:p>
          </table:table-cell>
          <table:table-cell office:value-type="float" office:value="1.09164">
            <text:p>1.09164</text:p>
          </table:table-cell>
          <table:table-cell office:value-type="float" office:value="0.06795">
            <text:p>0.06795</text:p>
          </table:table-cell>
          <table:table-cell office:value-type="float" office:value="0.52749">
            <text:p>0.52749</text:p>
          </table:table-cell>
          <table:table-cell office:value-type="float" office:value="0.03272">
            <text:p>0.03272</text:p>
          </table:table-cell>
          <table:table-cell office:value-type="float" office:value="0.13236">
            <text:p>0.13236</text:p>
          </table:table-cell>
          <table:table-cell office:value-type="float" office:value="0.02974">
            <text:p>0.02974</text:p>
          </table:table-cell>
          <table:table-cell office:value-type="float" office:value="0.30176">
            <text:p>0.30176</text:p>
          </table:table-cell>
          <table:table-cell office:value-type="float" office:value="0.03056">
            <text:p>0.03056</text:p>
          </table:table-cell>
          <table:table-cell table:formula="of:=[.J3]/[.H3]" office:value-type="float" office:value="0.250924188136268">
            <text:p>0.2509241881</text:p>
          </table:table-cell>
          <table:table-cell table:formula="of:=[.L3]/[.H3]" office:value-type="float" office:value="0.572067716923544">
            <text:p>0.5720677169</text:p>
          </table:table-cell>
          <table:table-cell table:style-name="Default"/>
          <table:table-cell table:number-columns-repeated="3"/>
          <table:table-cell table:style-name="ce1" office:value-type="string">
            <text:p>108.18+5.51 <text:s text:c="4"/></text:p>
          </table:table-cell>
          <table:table-cell office:value-type="float" office:value="109">
            <text:p>109</text:p>
          </table:table-cell>
          <table:table-cell office:value-type="float" office:value="-10.9">
            <text:p>-10.9</text:p>
          </table:table-cell>
          <table:table-cell/>
          <table:table-cell office:value-type="string">
            <text:p>22272+6358</text:p>
          </table:table-cell>
        </table:table-row>
        <table:table-row table:style-name="ro1">
          <table:table-cell office:value-type="string">
            <text:p>A109862_B</text:p>
          </table:table-cell>
          <table:table-cell office:value-type="float" office:value="0.04055">
            <text:p>0.04055</text:p>
          </table:table-cell>
          <table:table-cell office:value-type="float" office:value="0.01637">
            <text:p>0.01637</text:p>
          </table:table-cell>
          <table:table-cell office:value-type="float" office:value="-12.01928">
            <text:p>-12.01928</text:p>
          </table:table-cell>
          <table:table-cell office:value-type="float" office:value="0.07938">
            <text:p>0.07938</text:p>
          </table:table-cell>
          <table:table-cell office:value-type="float" office:value="1.38275">
            <text:p>1.38275</text:p>
          </table:table-cell>
          <table:table-cell office:value-type="float" office:value="0.06608">
            <text:p>0.06608</text:p>
          </table:table-cell>
          <table:table-cell office:value-type="float" office:value="1.3054">
            <text:p>1.3054</text:p>
          </table:table-cell>
          <table:table-cell office:value-type="float" office:value="0.0652">
            <text:p>0.0652</text:p>
          </table:table-cell>
          <table:table-cell office:value-type="float" office:value="0.34863">
            <text:p>0.34863</text:p>
          </table:table-cell>
          <table:table-cell office:value-type="float" office:value="0.05872">
            <text:p>0.05872</text:p>
          </table:table-cell>
          <table:table-cell office:value-type="float" office:value="0.65049">
            <text:p>0.65049</text:p>
          </table:table-cell>
          <table:table-cell office:value-type="float" office:value="0.0613">
            <text:p>0.0613</text:p>
          </table:table-cell>
          <table:table-cell table:formula="of:=[.J4]/[.H4]" office:value-type="float" office:value="0.267067565497166">
            <text:p>0.2670675655</text:p>
          </table:table-cell>
          <table:table-cell table:formula="of:=[.L4]/[.H4]" office:value-type="float" office:value="0.498307032327256">
            <text:p>0.4983070323</text:p>
          </table:table-cell>
          <table:table-cell table:style-name="Default"/>
          <table:table-cell table:number-columns-repeated="3"/>
          <table:table-cell table:style-name="ce1" office:value-type="string">
            <text:p>109.86+2.10 <text:s text:c="4"/></text:p>
          </table:table-cell>
          <table:table-cell office:value-type="float" office:value="815">
            <text:p>815</text:p>
          </table:table-cell>
          <table:table-cell office:value-type="float" office:value="-2.5">
            <text:p>-2.5</text:p>
          </table:table-cell>
          <table:table-cell/>
          <table:table-cell office:value-type="string">
            <text:p>22543+6145</text:p>
          </table:table-cell>
        </table:table-row>
        <table:table-row table:style-name="ro1">
          <table:table-cell office:value-type="string">
            <text:p>A1100930_B</text:p>
          </table:table-cell>
          <table:table-cell office:value-type="float" office:value="0.01945">
            <text:p>0.01945</text:p>
          </table:table-cell>
          <table:table-cell office:value-type="float" office:value="0.01657">
            <text:p>0.01657</text:p>
          </table:table-cell>
          <table:table-cell office:value-type="float" office:value="-53.63199">
            <text:p>-53.63199</text:p>
          </table:table-cell>
          <table:table-cell office:value-type="float" office:value="0.12284">
            <text:p>0.12284</text:p>
          </table:table-cell>
          <table:table-cell office:value-type="float" office:value="1.38733">
            <text:p>1.38733</text:p>
          </table:table-cell>
          <table:table-cell office:value-type="float" office:value="0.10203">
            <text:p>0.10203</text:p>
          </table:table-cell>
          <table:table-cell office:value-type="float" office:value="0.86769">
            <text:p>0.86769</text:p>
          </table:table-cell>
          <table:table-cell office:value-type="float" office:value="0.06649">
            <text:p>0.06649</text:p>
          </table:table-cell>
          <table:table-cell office:value-type="float" office:value="0.24153">
            <text:p>0.24153</text:p>
          </table:table-cell>
          <table:table-cell office:value-type="float" office:value="0.05933">
            <text:p>0.05933</text:p>
          </table:table-cell>
          <table:table-cell office:value-type="float" office:value="0.41554">
            <text:p>0.41554</text:p>
          </table:table-cell>
          <table:table-cell office:value-type="float" office:value="0.06161">
            <text:p>0.06161</text:p>
          </table:table-cell>
          <table:table-cell table:formula="of:=[.J5]/[.H5]" office:value-type="float" office:value="0.278359782871763">
            <text:p>0.2783597829</text:p>
          </table:table-cell>
          <table:table-cell table:formula="of:=[.L5]/[.H5]" office:value-type="float" office:value="0.478903755949706">
            <text:p>0.4789037559</text:p>
          </table:table-cell>
          <table:table-cell table:number-columns-repeated="9"/>
        </table:table-row>
        <table:table-row table:style-name="ro1">
          <table:table-cell office:value-type="string">
            <text:p>A1115420_B</text:p>
          </table:table-cell>
          <table:table-cell office:value-type="float" office:value="0.08082">
            <text:p>0.08082</text:p>
          </table:table-cell>
          <table:table-cell office:value-type="float" office:value="0.02059">
            <text:p>0.02059</text:p>
          </table:table-cell>
          <table:table-cell office:value-type="float" office:value="-58.0892">
            <text:p>-58.0892</text:p>
          </table:table-cell>
          <table:table-cell office:value-type="float" office:value="0.095">
            <text:p>0.095</text:p>
          </table:table-cell>
          <table:table-cell office:value-type="float" office:value="1.73541">
            <text:p>1.73541</text:p>
          </table:table-cell>
          <table:table-cell office:value-type="float" office:value="0.07074">
            <text:p>0.07074</text:p>
          </table:table-cell>
          <table:table-cell office:value-type="float" office:value="1.7163">
            <text:p>1.7163</text:p>
          </table:table-cell>
          <table:table-cell office:value-type="float" office:value="0.0748">
            <text:p>0.0748</text:p>
          </table:table-cell>
          <table:table-cell office:value-type="float" office:value="0.72959">
            <text:p>0.72959</text:p>
          </table:table-cell>
          <table:table-cell office:value-type="float" office:value="0.06621">
            <text:p>0.06621</text:p>
          </table:table-cell>
          <table:table-cell office:value-type="float" office:value="0.7446">
            <text:p>0.7446</text:p>
          </table:table-cell>
          <table:table-cell office:value-type="float" office:value="0.07249">
            <text:p>0.07249</text:p>
          </table:table-cell>
          <table:table-cell table:formula="of:=[.J6]/[.H6]" office:value-type="float" office:value="0.425094680417176">
            <text:p>0.4250946804</text:p>
          </table:table-cell>
          <table:table-cell table:formula="of:=[.L6]/[.H6]" office:value-type="float" office:value="0.433840237720678">
            <text:p>0.4338402377</text:p>
          </table:table-cell>
          <table:table-cell office:value-type="string">
            <text:p>111.542+0.777 <text:s text:c="2"/>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-57.35">
            <text:p>-57.35</text:p>
          </table:table-cell>
          <table:table-cell table:number-columns-repeated="3"/>
          <table:table-cell office:value-type="string">
            <text:p>NGC7538 IR</text:p>
          </table:table-cell>
          <table:table-cell office:value-type="string">
            <text:p>23116+6111</text:p>
          </table:table-cell>
        </table:table-row>
        <table:table-row table:style-name="ro1">
          <table:table-cell office:value-type="string">
            <text:p>A123056_B</text:p>
          </table:table-cell>
          <table:table-cell office:value-type="float" office:value="0.00184">
            <text:p>0.00184</text:p>
          </table:table-cell>
          <table:table-cell office:value-type="float" office:value="0.007">
            <text:p>0.007</text:p>
          </table:table-cell>
          <table:table-cell office:value-type="float" office:value="-31.35838">
            <text:p>-31.35838</text:p>
          </table:table-cell>
          <table:table-cell office:value-type="float" office:value="0.14296">
            <text:p>0.14296</text:p>
          </table:table-cell>
          <table:table-cell office:value-type="float" office:value="1.65366">
            <text:p>1.65366</text:p>
          </table:table-cell>
          <table:table-cell office:value-type="float" office:value="0.10518">
            <text:p>0.10518</text:p>
          </table:table-cell>
          <table:table-cell office:value-type="float" office:value="0.37375">
            <text:p>0.37375</text:p>
          </table:table-cell>
          <table:table-cell office:value-type="float" office:value="0.02676">
            <text:p>0.02676</text:p>
          </table:table-cell>
          <table:table-cell office:value-type="float" office:value="0.05595">
            <text:p>0.05595</text:p>
          </table:table-cell>
          <table:table-cell office:value-type="float" office:value="0.02292">
            <text:p>0.02292</text:p>
          </table:table-cell>
          <table:table-cell office:value-type="float" office:value="0.25409">
            <text:p>0.25409</text:p>
          </table:table-cell>
          <table:table-cell office:value-type="float" office:value="0.02601">
            <text:p>0.02601</text:p>
          </table:table-cell>
          <table:table-cell table:formula="of:=[.J7]/[.H7]" office:value-type="float" office:value="0.149698996655518">
            <text:p>0.1496989967</text:p>
          </table:table-cell>
          <table:table-cell table:formula="of:=[.L7]/[.H7]" office:value-type="float" office:value="0.679839464882943">
            <text:p>0.6798394649</text:p>
          </table:table-cell>
          <table:table-cell table:style-name="Default"/>
          <table:table-cell table:number-columns-repeated="3"/>
          <table:table-cell table:style-name="ce1" office:value-type="string">
            <text:p>123.05-6.31 <text:s text:c="4"/></text:p>
          </table:table-cell>
          <table:table-cell office:value-type="float" office:value="24">
            <text:p>24</text:p>
          </table:table-cell>
          <table:table-cell office:value-type="float" office:value="-29.1">
            <text:p>-29.1</text:p>
          </table:table-cell>
          <table:table-cell/>
          <table:table-cell office:value-type="string">
            <text:p>00494+5617</text:p>
          </table:table-cell>
        </table:table-row>
        <table:table-row table:style-name="ro1">
          <table:table-cell office:value-type="string">
            <text:p>A1337491_B</text:p>
          </table:table-cell>
          <table:table-cell office:value-type="float" office:value="0.00272">
            <text:p>0.00272</text:p>
          </table:table-cell>
          <table:table-cell office:value-type="float" office:value="0.01333">
            <text:p>0.01333</text:p>
          </table:table-cell>
          <table:table-cell office:value-type="float" office:value="-40.2339">
            <text:p>-40.2339</text:p>
          </table:table-cell>
          <table:table-cell office:value-type="float" office:value="0.10693">
            <text:p>0.10693</text:p>
          </table:table-cell>
          <table:table-cell office:value-type="float" office:value="1.51157">
            <text:p>1.51157</text:p>
          </table:table-cell>
          <table:table-cell office:value-type="float" office:value="0.08246">
            <text:p>0.08246</text:p>
          </table:table-cell>
          <table:table-cell office:value-type="float" office:value="0.86017">
            <text:p>0.86017</text:p>
          </table:table-cell>
          <table:table-cell office:value-type="float" office:value="0.05176">
            <text:p>0.05176</text:p>
          </table:table-cell>
          <table:table-cell office:value-type="float" office:value="0.18355">
            <text:p>0.18355</text:p>
          </table:table-cell>
          <table:table-cell office:value-type="float" office:value="0.04569">
            <text:p>0.04569</text:p>
          </table:table-cell>
          <table:table-cell office:value-type="float" office:value="0.5176">
            <text:p>0.5176</text:p>
          </table:table-cell>
          <table:table-cell office:value-type="float" office:value="0.04921">
            <text:p>0.04921</text:p>
          </table:table-cell>
          <table:table-cell table:formula="of:=[.J8]/[.H8]" office:value-type="float" office:value="0.213388051199182">
            <text:p>0.2133880512</text:p>
          </table:table-cell>
          <table:table-cell table:formula="of:=[.L8]/[.H8]" office:value-type="float" office:value="0.601741516211912">
            <text:p>0.6017415162</text:p>
          </table:table-cell>
          <table:table-cell office:value-type="string">
            <text:p>133.749+1.198 <text:s text:c="2"/>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-38.4">
            <text:p>-38.4</text:p>
          </table:table-cell>
          <table:table-cell table:number-columns-repeated="3"/>
          <table:table-cell office:value-type="string">
            <text:p>W3 (3)</text:p>
          </table:table-cell>
          <table:table-cell office:value-type="string">
            <text:p>02226+6150</text:p>
          </table:table-cell>
        </table:table-row>
        <table:table-row table:style-name="ro1">
          <table:table-cell office:value-type="string">
            <text:p>A133941_B</text:p>
          </table:table-cell>
          <table:table-cell office:value-type="float" office:value="0.00406">
            <text:p>0.00406</text:p>
          </table:table-cell>
          <table:table-cell office:value-type="float" office:value="0.01542">
            <text:p>0.01542</text:p>
          </table:table-cell>
          <table:table-cell office:value-type="float" office:value="-49.20316">
            <text:p>-49.20316</text:p>
          </table:table-cell>
          <table:table-cell office:value-type="float" office:value="0.05775">
            <text:p>0.05775</text:p>
          </table:table-cell>
          <table:table-cell office:value-type="float" office:value="1.57994">
            <text:p>1.57994</text:p>
          </table:table-cell>
          <table:table-cell office:value-type="float" office:value="0.04406">
            <text:p>0.04406</text:p>
          </table:table-cell>
          <table:table-cell office:value-type="float" office:value="1.89747">
            <text:p>1.89747</text:p>
          </table:table-cell>
          <table:table-cell office:value-type="float" office:value="0.05833">
            <text:p>0.05833</text:p>
          </table:table-cell>
          <table:table-cell office:value-type="float" office:value="0.65438">
            <text:p>0.65438</text:p>
          </table:table-cell>
          <table:table-cell office:value-type="float" office:value="0.05155">
            <text:p>0.05155</text:p>
          </table:table-cell>
          <table:table-cell office:value-type="float" office:value="1.05036">
            <text:p>1.05036</text:p>
          </table:table-cell>
          <table:table-cell office:value-type="float" office:value="0.05544">
            <text:p>0.05544</text:p>
          </table:table-cell>
          <table:table-cell table:formula="of:=[.J9]/[.H9]" office:value-type="float" office:value="0.344869747611293">
            <text:p>0.3448697476</text:p>
          </table:table-cell>
          <table:table-cell table:formula="of:=[.L9]/[.H9]" office:value-type="float" office:value="0.553558159022277">
            <text:p>0.553558159</text:p>
          </table:table-cell>
          <table:table-cell table:style-name="Default"/>
          <table:table-cell table:number-columns-repeated="3"/>
          <table:table-cell table:style-name="ce1" office:value-type="string">
            <text:p>133.94+1.04 <text:s text:c="4"/></text:p>
          </table:table-cell>
          <table:table-cell office:value-type="float" office:value="3741">
            <text:p>3741</text:p>
          </table:table-cell>
          <table:table-cell office:value-type="float" office:value="-44.6">
            <text:p>-44.6</text:p>
          </table:table-cell>
          <table:table-cell/>
          <table:table-cell office:value-type="string">
            <text:p>02232+6138</text:p>
          </table:table-cell>
        </table:table-row>
        <table:table-row table:style-name="ro1">
          <table:table-cell office:value-type="string">
            <text:p>A1734812_B</text:p>
          </table:table-cell>
          <table:table-cell office:value-type="float" office:value="0.01203">
            <text:p>0.01203</text:p>
          </table:table-cell>
          <table:table-cell office:value-type="float" office:value="0.01448">
            <text:p>0.01448</text:p>
          </table:table-cell>
          <table:table-cell office:value-type="float" office:value="-17.42042">
            <text:p>-17.42042</text:p>
          </table:table-cell>
          <table:table-cell office:value-type="float" office:value="0.28082">
            <text:p>0.28082</text:p>
          </table:table-cell>
          <table:table-cell office:value-type="float" office:value="1.99769">
            <text:p>1.99769</text:p>
          </table:table-cell>
          <table:table-cell office:value-type="float" office:value="0.18572">
            <text:p>0.18572</text:p>
          </table:table-cell>
          <table:table-cell office:value-type="float" office:value="0.51637">
            <text:p>0.51637</text:p>
          </table:table-cell>
          <table:table-cell office:value-type="float" office:value="0.05425">
            <text:p>0.05425</text:p>
          </table:table-cell>
          <table:table-cell office:value-type="float" office:value="0.17693">
            <text:p>0.17693</text:p>
          </table:table-cell>
          <table:table-cell office:value-type="float" office:value="0.04365">
            <text:p>0.04365</text:p>
          </table:table-cell>
          <table:table-cell office:value-type="float" office:value="0.36712">
            <text:p>0.36712</text:p>
          </table:table-cell>
          <table:table-cell office:value-type="float" office:value="0.05605">
            <text:p>0.05605</text:p>
          </table:table-cell>
          <table:table-cell table:formula="of:=[.J10]/[.H10]" office:value-type="float" office:value="0.342641904061041">
            <text:p>0.3426419041</text:p>
          </table:table-cell>
          <table:table-cell table:formula="of:=[.L10]/[.H10]" office:value-type="float" office:value="0.710963069117106">
            <text:p>0.7109630691</text:p>
          </table:table-cell>
          <table:table-cell office:value-type="string">
            <text:p>173.481+2.446 <text:s text:c="2"/>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-16.67">
            <text:p>-16.67</text:p>
          </table:table-cell>
          <table:table-cell table:number-columns-repeated="3"/>
          <table:table-cell office:value-type="string">
            <text:p>S231</text:p>
          </table:table-cell>
          <table:table-cell office:value-type="string">
            <text:p>05358+3543</text:p>
          </table:table-cell>
        </table:table-row>
        <table:table-row table:style-name="ro1">
          <table:table-cell office:value-type="string">
            <text:p>A173492_B</text:p>
          </table:table-cell>
          <table:table-cell office:value-type="float" office:value="0.01379">
            <text:p>0.01379</text:p>
          </table:table-cell>
          <table:table-cell office:value-type="float" office:value="0.01636">
            <text:p>0.01636</text:p>
          </table:table-cell>
          <table:table-cell office:value-type="float" office:value="-17.53676">
            <text:p>-17.53676</text:p>
          </table:table-cell>
          <table:table-cell office:value-type="float" office:value="0.15525">
            <text:p>0.15525</text:p>
          </table:table-cell>
          <table:table-cell office:value-type="float" office:value="1.69389">
            <text:p>1.69389</text:p>
          </table:table-cell>
          <table:table-cell office:value-type="float" office:value="0.11436">
            <text:p>0.11436</text:p>
          </table:table-cell>
          <table:table-cell office:value-type="float" office:value="0.83287">
            <text:p>0.83287</text:p>
          </table:table-cell>
          <table:table-cell office:value-type="float" office:value="0.06108">
            <text:p>0.06108</text:p>
          </table:table-cell>
          <table:table-cell office:value-type="float" office:value="0.21269">
            <text:p>0.21269</text:p>
          </table:table-cell>
          <table:table-cell office:value-type="float" office:value="0.05284">
            <text:p>0.05284</text:p>
          </table:table-cell>
          <table:table-cell office:value-type="float" office:value="0.49095">
            <text:p>0.49095</text:p>
          </table:table-cell>
          <table:table-cell office:value-type="float" office:value="0.06008">
            <text:p>0.06008</text:p>
          </table:table-cell>
          <table:table-cell table:formula="of:=[.J11]/[.H11]" office:value-type="float" office:value="0.255369985712056">
            <text:p>0.2553699857</text:p>
          </table:table-cell>
          <table:table-cell table:formula="of:=[.L11]/[.H11]" office:value-type="float" office:value="0.5894677440657">
            <text:p>0.5894677441</text:p>
          </table:table-cell>
          <table:table-cell table:style-name="Default"/>
          <table:table-cell table:number-columns-repeated="3"/>
          <table:table-cell table:style-name="ce1" office:value-type="string">
            <text:p>173.49+2.42 <text:s text:c="4"/></text:p>
          </table:table-cell>
          <table:table-cell office:value-type="float" office:value="256">
            <text:p>256</text:p>
          </table:table-cell>
          <table:table-cell office:value-type="float" office:value="-13.6">
            <text:p>-13.6</text:p>
          </table:table-cell>
          <table:table-cell/>
          <table:table-cell office:value-type="string">
            <text:p>05358+3543</text:p>
          </table:table-cell>
        </table:table-row>
        <table:table-row table:style-name="ro1">
          <table:table-cell office:value-type="string">
            <text:p>A173692_B</text:p>
          </table:table-cell>
          <table:table-cell office:value-type="float" office:value="0.0029">
            <text:p>0.0029</text:p>
          </table:table-cell>
          <table:table-cell office:value-type="float" office:value="0.00461">
            <text:p>0.00461</text:p>
          </table:table-cell>
          <table:table-cell office:value-type="float" office:value="-19.72936">
            <text:p>-19.72936</text:p>
          </table:table-cell>
          <table:table-cell office:value-type="float" office:value="0.07777">
            <text:p>0.07777</text:p>
          </table:table-cell>
          <table:table-cell office:value-type="float" office:value="0.93422">
            <text:p>0.93422</text:p>
          </table:table-cell>
          <table:table-cell office:value-type="float" office:value="0.07914">
            <text:p>0.07914</text:p>
          </table:table-cell>
          <table:table-cell office:value-type="float" office:value="0.30547">
            <text:p>0.30547</text:p>
          </table:table-cell>
          <table:table-cell office:value-type="float" office:value="0.02349">
            <text:p>0.02349</text:p>
          </table:table-cell>
          <table:table-cell office:value-type="float" office:value="0.06223">
            <text:p>0.06223</text:p>
          </table:table-cell>
          <table:table-cell office:value-type="float" office:value="0.02077">
            <text:p>0.02077</text:p>
          </table:table-cell>
          <table:table-cell office:value-type="float" office:value="0.13416">
            <text:p>0.13416</text:p>
          </table:table-cell>
          <table:table-cell office:value-type="float" office:value="0.02111">
            <text:p>0.02111</text:p>
          </table:table-cell>
          <table:table-cell table:formula="of:=[.J12]/[.H12]" office:value-type="float" office:value="0.203718859462468">
            <text:p>0.2037188595</text:p>
          </table:table-cell>
          <table:table-cell table:formula="of:=[.L12]/[.H12]" office:value-type="float" office:value="0.439192064687203">
            <text:p>0.4391920647</text:p>
          </table:table-cell>
          <table:table-cell table:style-name="Default"/>
          <table:table-cell table:number-columns-repeated="3"/>
          <table:table-cell table:style-name="ce1" office:value-type="string">
            <text:p>173.69+2.87 <text:s text:c="4"/></text:p>
          </table:table-cell>
          <table:table-cell office:value-type="float" office:value="7.5">
            <text:p>7.5</text:p>
          </table:table-cell>
          <table:table-cell office:value-type="float" office:value="-24.1">
            <text:p>-24.1</text:p>
          </table:table-cell>
          <table:table-cell/>
          <table:table-cell office:value-type="string">
            <text:p>05382+3547</text:p>
          </table:table-cell>
        </table:table-row>
        <table:table-row table:style-name="ro1">
          <table:table-cell office:value-type="string">
            <text:p>A174190_B</text:p>
          </table:table-cell>
          <table:table-cell office:value-type="float" office:value="0.00005">
            <text:p>0.00005</text:p>
          </table:table-cell>
          <table:table-cell office:value-type="float" office:value="0.00552">
            <text:p>0.00552</text:p>
          </table:table-cell>
          <table:table-cell office:value-type="float" office:value="-4.47536">
            <text:p>-4.47536</text:p>
          </table:table-cell>
          <table:table-cell office:value-type="float" office:value="0.07313">
            <text:p>0.07313</text:p>
          </table:table-cell>
          <table:table-cell office:value-type="float" office:value="1.03255">
            <text:p>1.03255</text:p>
          </table:table-cell>
          <table:table-cell office:value-type="float" office:value="0.07183">
            <text:p>0.07183</text:p>
          </table:table-cell>
          <table:table-cell office:value-type="float" office:value="0.38622">
            <text:p>0.38622</text:p>
          </table:table-cell>
          <table:table-cell office:value-type="float" office:value="0.0258">
            <text:p>0.0258</text:p>
          </table:table-cell>
          <table:table-cell office:value-type="float" office:value="0.10598">
            <text:p>0.10598</text:p>
          </table:table-cell>
          <table:table-cell office:value-type="float" office:value="0.02331">
            <text:p>0.02331</text:p>
          </table:table-cell>
          <table:table-cell office:value-type="float" office:value="0.20181">
            <text:p>0.20181</text:p>
          </table:table-cell>
          <table:table-cell office:value-type="float" office:value="0.02382">
            <text:p>0.02382</text:p>
          </table:table-cell>
          <table:table-cell table:formula="of:=[.J13]/[.H13]" office:value-type="float" office:value="0.274403189891771">
            <text:p>0.2744031899</text:p>
          </table:table-cell>
          <table:table-cell table:formula="of:=[.L13]/[.H13]" office:value-type="float" office:value="0.522526021438558">
            <text:p>0.5225260214</text:p>
          </table:table-cell>
          <table:table-cell table:style-name="Default"/>
          <table:table-cell table:number-columns-repeated="3"/>
          <table:table-cell table:style-name="ce1" office:value-type="string">
            <text:p>174.19-0.09 <text:s text:c="4"/></text:p>
          </table:table-cell>
          <table:table-cell office:value-type="float" office:value="94">
            <text:p>94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05274+3345</text:p>
          </table:table-cell>
        </table:table-row>
        <table:table-row table:style-name="ro1">
          <table:table-cell office:value-type="string">
            <text:p>A183340_B</text:p>
          </table:table-cell>
          <table:table-cell office:value-type="float" office:value="0.00339">
            <text:p>0.00339</text:p>
          </table:table-cell>
          <table:table-cell office:value-type="float" office:value="0.00869">
            <text:p>0.00869</text:p>
          </table:table-cell>
          <table:table-cell office:value-type="float" office:value="-9.64097">
            <text:p>-9.64097</text:p>
          </table:table-cell>
          <table:table-cell office:value-type="float" office:value="0.09626">
            <text:p>0.09626</text:p>
          </table:table-cell>
          <table:table-cell office:value-type="float" office:value="0.61984">
            <text:p>0.61984</text:p>
          </table:table-cell>
          <table:table-cell office:value-type="float" office:value="0.09976">
            <text:p>0.09976</text:p>
          </table:table-cell>
          <table:table-cell office:value-type="float" office:value="0.39047">
            <text:p>0.39047</text:p>
          </table:table-cell>
          <table:table-cell office:value-type="float" office:value="0.05759">
            <text:p>0.05759</text:p>
          </table:table-cell>
          <table:table-cell office:value-type="float" office:value="0.11526">
            <text:p>0.11526</text:p>
          </table:table-cell>
          <table:table-cell office:value-type="float" office:value="0.05062">
            <text:p>0.05062</text:p>
          </table:table-cell>
          <table:table-cell office:value-type="float" office:value="0.18078">
            <text:p>0.18078</text:p>
          </table:table-cell>
          <table:table-cell office:value-type="float" office:value="0.05151">
            <text:p>0.05151</text:p>
          </table:table-cell>
          <table:table-cell table:formula="of:=[.J14]/[.H14]" office:value-type="float" office:value="0.295182728506671">
            <text:p>0.2951827285</text:p>
          </table:table-cell>
          <table:table-cell table:formula="of:=[.L14]/[.H14]" office:value-type="float" office:value="0.462980510666633">
            <text:p>0.4629805107</text:p>
          </table:table-cell>
          <table:table-cell table:style-name="Default"/>
          <table:table-cell table:number-columns-repeated="3"/>
          <table:table-cell table:style-name="ce1" office:value-type="string">
            <text:p>183.34+0.59 <text:s text:c="4"/></text:p>
          </table:table-cell>
          <table:table-cell office:value-type="float" office:value="18">
            <text:p>18</text:p>
          </table:table-cell>
          <table:table-cell office:value-type="float" office:value="-4.8">
            <text:p>-4.8</text:p>
          </table:table-cell>
          <table:table-cell/>
          <table:table-cell office:value-type="string">
            <text:p>05480+2544</text:p>
          </table:table-cell>
        </table:table-row>
        <table:table-row table:style-name="ro1">
          <table:table-cell office:value-type="string">
            <text:p>A188791_B</text:p>
          </table:table-cell>
          <table:table-cell office:value-type="float" office:value="0.00492">
            <text:p>0.00492</text:p>
          </table:table-cell>
          <table:table-cell office:value-type="float" office:value="0.00843">
            <text:p>0.00843</text:p>
          </table:table-cell>
          <table:table-cell office:value-type="float" office:value="-0.99673">
            <text:p>-0.99673</text:p>
          </table:table-cell>
          <table:table-cell office:value-type="float" office:value="0.11334">
            <text:p>0.11334</text:p>
          </table:table-cell>
          <table:table-cell office:value-type="float" office:value="1.30465">
            <text:p>1.30465</text:p>
          </table:table-cell>
          <table:table-cell office:value-type="float" office:value="0.09614">
            <text:p>0.09614</text:p>
          </table:table-cell>
          <table:table-cell office:value-type="float" office:value="0.36212">
            <text:p>0.36212</text:p>
          </table:table-cell>
          <table:table-cell office:value-type="float" office:value="0.033">
            <text:p>0.033</text:p>
          </table:table-cell>
          <table:table-cell office:value-type="float" office:value="0.19573">
            <text:p>0.19573</text:p>
          </table:table-cell>
          <table:table-cell office:value-type="float" office:value="0.03103">
            <text:p>0.03103</text:p>
          </table:table-cell>
          <table:table-cell office:value-type="float" office:value="0.30695">
            <text:p>0.30695</text:p>
          </table:table-cell>
          <table:table-cell office:value-type="float" office:value="0.03246">
            <text:p>0.03246</text:p>
          </table:table-cell>
          <table:table-cell table:formula="of:=[.J15]/[.H15]" office:value-type="float" office:value="0.540511432674252">
            <text:p>0.5405114327</text:p>
          </table:table-cell>
          <table:table-cell table:formula="of:=[.L15]/[.H15]" office:value-type="float" office:value="0.847647188777201">
            <text:p>0.8476471888</text:p>
          </table:table-cell>
          <table:table-cell table:style-name="Default"/>
          <table:table-cell table:number-columns-repeated="3"/>
          <table:table-cell table:style-name="ce1" office:value-type="string">
            <text:p>188.79+1.02 <text:s text:c="4"/></text:p>
          </table:table-cell>
          <table:table-cell office:value-type="float" office:value="4.8">
            <text:p>4.8</text:p>
          </table:table-cell>
          <table:table-cell office:value-type="float" office:value="-5.5">
            <text:p>-5.5</text:p>
          </table:table-cell>
          <table:table-cell/>
          <table:table-cell office:value-type="string">
            <text:p>06061+2151</text:p>
          </table:table-cell>
        </table:table-row>
        <table:table-row table:style-name="ro1">
          <table:table-cell office:value-type="string">
            <text:p>A188950_B</text:p>
          </table:table-cell>
          <table:table-cell office:value-type="float" office:value="0.00848">
            <text:p>0.00848</text:p>
          </table:table-cell>
          <table:table-cell office:value-type="float" office:value="0.0131">
            <text:p>0.0131</text:p>
          </table:table-cell>
          <table:table-cell office:value-type="float" office:value="2.99989">
            <text:p>2.99989</text:p>
          </table:table-cell>
          <table:table-cell office:value-type="float" office:value="0.07902">
            <text:p>0.07902</text:p>
          </table:table-cell>
          <table:table-cell office:value-type="float" office:value="1.55607">
            <text:p>1.55607</text:p>
          </table:table-cell>
          <table:table-cell office:value-type="float" office:value="0.06033">
            <text:p>0.06033</text:p>
          </table:table-cell>
          <table:table-cell office:value-type="float" office:value="1.12396">
            <text:p>1.12396</text:p>
          </table:table-cell>
          <table:table-cell office:value-type="float" office:value="0.04912">
            <text:p>0.04912</text:p>
          </table:table-cell>
          <table:table-cell office:value-type="float" office:value="0.39744">
            <text:p>0.39744</text:p>
          </table:table-cell>
          <table:table-cell office:value-type="float" office:value="0.04404">
            <text:p>0.04404</text:p>
          </table:table-cell>
          <table:table-cell office:value-type="float" office:value="0.6982">
            <text:p>0.6982</text:p>
          </table:table-cell>
          <table:table-cell office:value-type="float" office:value="0.04775">
            <text:p>0.04775</text:p>
          </table:table-cell>
          <table:table-cell table:formula="of:=[.J16]/[.H16]" office:value-type="float" office:value="0.353606889924908">
            <text:p>0.3536068899</text:p>
          </table:table-cell>
          <table:table-cell table:formula="of:=[.L16]/[.H16]" office:value-type="float" office:value="0.621196483860636">
            <text:p>0.6211964839</text:p>
          </table:table-cell>
          <table:table-cell table:style-name="Default"/>
          <table:table-cell table:number-columns-repeated="3"/>
          <table:table-cell table:style-name="ce1" office:value-type="string">
            <text:p>188.95+0.89 <text:s text:c="4"/></text:p>
          </table:table-cell>
          <table:table-cell office:value-type="float" office:value="495">
            <text:p>495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06058+2138</text:p>
          </table:table-cell>
        </table:table-row>
        <table:table-row table:style-name="ro1">
          <table:table-cell office:value-type="string">
            <text:p>A1890320_B</text:p>
          </table:table-cell>
          <table:table-cell office:value-type="float" office:value="0.01018">
            <text:p>0.01018</text:p>
          </table:table-cell>
          <table:table-cell office:value-type="float" office:value="0.00884">
            <text:p>0.00884</text:p>
          </table:table-cell>
          <table:table-cell office:value-type="float" office:value="2.20522">
            <text:p>2.20522</text:p>
          </table:table-cell>
          <table:table-cell office:value-type="float" office:value="0.03577">
            <text:p>0.03577</text:p>
          </table:table-cell>
          <table:table-cell office:value-type="float" office:value="1.18993">
            <text:p>1.18993</text:p>
          </table:table-cell>
          <table:table-cell office:value-type="float" office:value="0.03232">
            <text:p>0.03232</text:p>
          </table:table-cell>
          <table:table-cell office:value-type="float" office:value="1.39671">
            <text:p>1.39671</text:p>
          </table:table-cell>
          <table:table-cell office:value-type="float" office:value="0.03811">
            <text:p>0.03811</text:p>
          </table:table-cell>
          <table:table-cell office:value-type="float" office:value="0.31487">
            <text:p>0.31487</text:p>
          </table:table-cell>
          <table:table-cell office:value-type="float" office:value="0.0345">
            <text:p>0.0345</text:p>
          </table:table-cell>
          <table:table-cell office:value-type="float" office:value="0.71532">
            <text:p>0.71532</text:p>
          </table:table-cell>
          <table:table-cell office:value-type="float" office:value="0.03546">
            <text:p>0.03546</text:p>
          </table:table-cell>
          <table:table-cell table:formula="of:=[.J17]/[.H17]" office:value-type="float" office:value="0.225436919618246">
            <text:p>0.2254369196</text:p>
          </table:table-cell>
          <table:table-cell table:formula="of:=[.L17]/[.H17]" office:value-type="float" office:value="0.512146401185643">
            <text:p>0.5121464012</text:p>
          </table:table-cell>
          <table:table-cell office:value-type="string">
            <text:p>189.032+0.785 <text:s text:c="2"/></text:p>
          </table:table-cell>
          <table:table-cell office:value-type="float" office:value="36">
            <text:p>36</text:p>
          </table:table-cell>
          <table:table-cell office:value-type="float" office:value="4.9">
            <text:p>4.9</text:p>
          </table:table-cell>
          <table:table-cell office:value-type="float" office:value="2.8">
            <text:p>2.8</text:p>
          </table:table-cell>
          <table:table-cell table:number-columns-repeated="3"/>
          <table:table-cell office:value-type="string">
            <text:p>G188.9</text:p>
          </table:table-cell>
          <table:table-cell office:value-type="string">
            <text:p>06056+2131</text:p>
          </table:table-cell>
        </table:table-row>
        <table:table-row table:style-name="ro1">
          <table:table-cell office:value-type="string">
            <text:p>A189780_B</text:p>
          </table:table-cell>
          <table:table-cell office:value-type="float" office:value="-0.01064">
            <text:p>-0.01064</text:p>
          </table:table-cell>
          <table:table-cell office:value-type="float" office:value="0.01303">
            <text:p>0.01303</text:p>
          </table:table-cell>
          <table:table-cell office:value-type="float" office:value="8.50397">
            <text:p>8.50397</text:p>
          </table:table-cell>
          <table:table-cell office:value-type="float" office:value="0.08765">
            <text:p>0.08765</text:p>
          </table:table-cell>
          <table:table-cell office:value-type="float" office:value="1.51931">
            <text:p>1.51931</text:p>
          </table:table-cell>
          <table:table-cell office:value-type="float" office:value="0.06993">
            <text:p>0.06993</text:p>
          </table:table-cell>
          <table:table-cell office:value-type="float" office:value="1.02551">
            <text:p>1.02551</text:p>
          </table:table-cell>
          <table:table-cell office:value-type="float" office:value="0.04969">
            <text:p>0.04969</text:p>
          </table:table-cell>
          <table:table-cell office:value-type="float" office:value="0.31361">
            <text:p>0.31361</text:p>
          </table:table-cell>
          <table:table-cell office:value-type="float" office:value="0.04443">
            <text:p>0.04443</text:p>
          </table:table-cell>
          <table:table-cell office:value-type="float" office:value="0.49461">
            <text:p>0.49461</text:p>
          </table:table-cell>
          <table:table-cell office:value-type="float" office:value="0.0474">
            <text:p>0.0474</text:p>
          </table:table-cell>
          <table:table-cell table:formula="of:=[.J18]/[.H18]" office:value-type="float" office:value="0.305808817076382">
            <text:p>0.3058088171</text:p>
          </table:table-cell>
          <table:table-cell table:formula="of:=[.L18]/[.H18]" office:value-type="float" office:value="0.482306364638083">
            <text:p>0.4823063646</text:p>
          </table:table-cell>
          <table:table-cell table:style-name="Default"/>
          <table:table-cell table:number-columns-repeated="3"/>
          <table:table-cell table:style-name="ce1" office:value-type="string">
            <text:p>189.78+0.34 <text:s text:c="4"/>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6055+2039</text:p>
          </table:table-cell>
        </table:table-row>
        <table:table-row table:style-name="ro1">
          <table:table-cell office:value-type="string">
            <text:p>A1925970_B</text:p>
          </table:table-cell>
          <table:table-cell office:value-type="float" office:value="-0.00214">
            <text:p>-0.00214</text:p>
          </table:table-cell>
          <table:table-cell office:value-type="float" office:value="0.01146">
            <text:p>0.01146</text:p>
          </table:table-cell>
          <table:table-cell office:value-type="float" office:value="7.06219">
            <text:p>7.06219</text:p>
          </table:table-cell>
          <table:table-cell office:value-type="float" office:value="0.02668">
            <text:p>0.02668</text:p>
          </table:table-cell>
          <table:table-cell office:value-type="float" office:value="1.18354">
            <text:p>1.18354</text:p>
          </table:table-cell>
          <table:table-cell office:value-type="float" office:value="0.02457">
            <text:p>0.02457</text:p>
          </table:table-cell>
          <table:table-cell office:value-type="float" office:value="2.47773">
            <text:p>2.47773</text:p>
          </table:table-cell>
          <table:table-cell office:value-type="float" office:value="0.04991">
            <text:p>0.04991</text:p>
          </table:table-cell>
          <table:table-cell office:value-type="float" office:value="0.58396">
            <text:p>0.58396</text:p>
          </table:table-cell>
          <table:table-cell office:value-type="float" office:value="0.04486">
            <text:p>0.04486</text:p>
          </table:table-cell>
          <table:table-cell office:value-type="float" office:value="1.05785">
            <text:p>1.05785</text:p>
          </table:table-cell>
          <table:table-cell office:value-type="float" office:value="0.04574">
            <text:p>0.04574</text:p>
          </table:table-cell>
          <table:table-cell table:formula="of:=[.J19]/[.H19]" office:value-type="float" office:value="0.235683468335936">
            <text:p>0.2356834683</text:p>
          </table:table-cell>
          <table:table-cell table:formula="of:=[.L19]/[.H19]" office:value-type="float" office:value="0.426943210115711">
            <text:p>0.4269432101</text:p>
          </table:table-cell>
          <table:table-cell office:value-type="string">
            <text:p>192.597-0.035 <text:s text:c="2"/>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11.18">
            <text:p>11.18</text:p>
          </table:table-cell>
          <table:table-cell table:number-columns-repeated="3"/>
          <table:table-cell office:value-type="string">
            <text:p>S255 (0.44")</text:p>
          </table:table-cell>
          <table:table-cell office:value-type="string">
            <text:p>06099+1800</text:p>
          </table:table-cell>
        </table:table-row>
        <table:table-row table:style-name="ro1">
          <table:table-cell office:value-type="string">
            <text:p>A192600_B</text:p>
          </table:table-cell>
          <table:table-cell office:value-type="float" office:value="-0.00805">
            <text:p>-0.00805</text:p>
          </table:table-cell>
          <table:table-cell office:value-type="float" office:value="0.0127">
            <text:p>0.0127</text:p>
          </table:table-cell>
          <table:table-cell office:value-type="float" office:value="6.6857">
            <text:p>6.6857</text:p>
          </table:table-cell>
          <table:table-cell office:value-type="float" office:value="0.03953">
            <text:p>0.03953</text:p>
          </table:table-cell>
          <table:table-cell office:value-type="float" office:value="1.22706">
            <text:p>1.22706</text:p>
          </table:table-cell>
          <table:table-cell office:value-type="float" office:value="0.03616">
            <text:p>0.03616</text:p>
          </table:table-cell>
          <table:table-cell office:value-type="float" office:value="1.86648">
            <text:p>1.86648</text:p>
          </table:table-cell>
          <table:table-cell office:value-type="float" office:value="0.05382">
            <text:p>0.05382</text:p>
          </table:table-cell>
          <table:table-cell office:value-type="float" office:value="0.58574">
            <text:p>0.58574</text:p>
          </table:table-cell>
          <table:table-cell office:value-type="float" office:value="0.04861">
            <text:p>0.04861</text:p>
          </table:table-cell>
          <table:table-cell office:value-type="float" office:value="0.7512">
            <text:p>0.7512</text:p>
          </table:table-cell>
          <table:table-cell office:value-type="float" office:value="0.04943">
            <text:p>0.04943</text:p>
          </table:table-cell>
          <table:table-cell table:formula="of:=[.J20]/[.H20]" office:value-type="float" office:value="0.313820667781064">
            <text:p>0.3138206678</text:p>
          </table:table-cell>
          <table:table-cell table:formula="of:=[.L20]/[.H20]" office:value-type="float" office:value="0.402468818310402">
            <text:p>0.4024688183</text:p>
          </table:table-cell>
          <table:table-cell table:style-name="Default"/>
          <table:table-cell table:number-columns-repeated="3"/>
          <table:table-cell table:style-name="ce1" office:value-type="string">
            <text:p>192.60-0.05 <text:s text:c="4"/>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06099+1800</text:p>
          </table:table-cell>
        </table:table-row>
        <table:table-row table:style-name="ro1">
          <table:table-cell office:value-type="string">
            <text:p>A1949341_B</text:p>
          </table:table-cell>
          <table:table-cell office:value-type="float" office:value="0.0064">
            <text:p>0.0064</text:p>
          </table:table-cell>
          <table:table-cell office:value-type="float" office:value="0.00639">
            <text:p>0.00639</text:p>
          </table:table-cell>
          <table:table-cell office:value-type="float" office:value="15.57606">
            <text:p>15.57606</text:p>
          </table:table-cell>
          <table:table-cell office:value-type="float" office:value="0.06587">
            <text:p>0.06587</text:p>
          </table:table-cell>
          <table:table-cell office:value-type="float" office:value="1.19883">
            <text:p>1.19883</text:p>
          </table:table-cell>
          <table:table-cell office:value-type="float" office:value="0.05913">
            <text:p>0.05913</text:p>
          </table:table-cell>
          <table:table-cell office:value-type="float" office:value="0.55193">
            <text:p>0.55193</text:p>
          </table:table-cell>
          <table:table-cell office:value-type="float" office:value="0.02746">
            <text:p>0.02746</text:p>
          </table:table-cell>
          <table:table-cell office:value-type="float" office:value="0.11977">
            <text:p>0.11977</text:p>
          </table:table-cell>
          <table:table-cell office:value-type="float" office:value="0.02483">
            <text:p>0.02483</text:p>
          </table:table-cell>
          <table:table-cell office:value-type="float" office:value="0.28434">
            <text:p>0.28434</text:p>
          </table:table-cell>
          <table:table-cell office:value-type="float" office:value="0.02553">
            <text:p>0.02553</text:p>
          </table:table-cell>
          <table:table-cell table:formula="of:=[.J21]/[.H21]" office:value-type="float" office:value="0.217002156070516">
            <text:p>0.2170021561</text:p>
          </table:table-cell>
          <table:table-cell table:formula="of:=[.L21]/[.H21]" office:value-type="float" office:value="0.515174025691664">
            <text:p>0.5151740257</text:p>
          </table:table-cell>
          <table:table-cell table:number-columns-repeated="9"/>
        </table:table-row>
        <table:table-row table:style-name="ro1">
          <table:table-cell office:value-type="string">
            <text:p>A196451_B</text:p>
          </table:table-cell>
          <table:table-cell office:value-type="float" office:value="-0.01556">
            <text:p>-0.01556</text:p>
          </table:table-cell>
          <table:table-cell office:value-type="float" office:value="0.00976">
            <text:p>0.00976</text:p>
          </table:table-cell>
          <table:table-cell office:value-type="float" office:value="17.36991">
            <text:p>17.36991</text:p>
          </table:table-cell>
          <table:table-cell office:value-type="float" office:value="0.07573">
            <text:p>0.07573</text:p>
          </table:table-cell>
          <table:table-cell office:value-type="float" office:value="1.55372">
            <text:p>1.55372</text:p>
          </table:table-cell>
          <table:table-cell office:value-type="float" office:value="0.06165">
            <text:p>0.06165</text:p>
          </table:table-cell>
          <table:table-cell office:value-type="float" office:value="0.9609">
            <text:p>0.9609</text:p>
          </table:table-cell>
          <table:table-cell office:value-type="float" office:value="0.03804">
            <text:p>0.03804</text:p>
          </table:table-cell>
          <table:table-cell office:value-type="float" office:value="0.19553">
            <text:p>0.19553</text:p>
          </table:table-cell>
          <table:table-cell office:value-type="float" office:value="0.03342">
            <text:p>0.03342</text:p>
          </table:table-cell>
          <table:table-cell office:value-type="float" office:value="0.37826">
            <text:p>0.37826</text:p>
          </table:table-cell>
          <table:table-cell office:value-type="float" office:value="0.03601">
            <text:p>0.03601</text:p>
          </table:table-cell>
          <table:table-cell table:formula="of:=[.J22]/[.H22]" office:value-type="float" office:value="0.203486314913102">
            <text:p>0.2034863149</text:p>
          </table:table-cell>
          <table:table-cell table:formula="of:=[.L22]/[.H22]" office:value-type="float" office:value="0.393651784785097">
            <text:p>0.3936517848</text:p>
          </table:table-cell>
          <table:table-cell table:style-name="Default"/>
          <table:table-cell table:number-columns-repeated="3"/>
          <table:table-cell table:style-name="ce1" office:value-type="string">
            <text:p>196.45-1.68 <text:s text:c="4"/>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06117+1350</text:p>
          </table:table-cell>
        </table:table-row>
        <table:table-row table:style-name="ro1">
          <table:table-cell office:value-type="string">
            <text:p>A2033162_B</text:p>
          </table:table-cell>
          <table:table-cell office:value-type="float" office:value="0.01704">
            <text:p>0.01704</text:p>
          </table:table-cell>
          <table:table-cell office:value-type="float" office:value="0.01983">
            <text:p>0.01983</text:p>
          </table:table-cell>
          <table:table-cell office:value-type="float" office:value="7.86374">
            <text:p>7.86374</text:p>
          </table:table-cell>
          <table:table-cell office:value-type="float" office:value="0.06771">
            <text:p>0.06771</text:p>
          </table:table-cell>
          <table:table-cell office:value-type="float" office:value="1.56694">
            <text:p>1.56694</text:p>
          </table:table-cell>
          <table:table-cell office:value-type="float" office:value="0.0516">
            <text:p>0.0516</text:p>
          </table:table-cell>
          <table:table-cell office:value-type="float" office:value="2.08556">
            <text:p>2.08556</text:p>
          </table:table-cell>
          <table:table-cell office:value-type="float" office:value="0.07587">
            <text:p>0.07587</text:p>
          </table:table-cell>
          <table:table-cell office:value-type="float" office:value="0.61632">
            <text:p>0.61632</text:p>
          </table:table-cell>
          <table:table-cell office:value-type="float" office:value="0.06735">
            <text:p>0.06735</text:p>
          </table:table-cell>
          <table:table-cell office:value-type="float" office:value="1.23972">
            <text:p>1.23972</text:p>
          </table:table-cell>
          <table:table-cell office:value-type="float" office:value="0.07353">
            <text:p>0.07353</text:p>
          </table:table-cell>
          <table:table-cell table:formula="of:=[.J23]/[.H23]" office:value-type="float" office:value="0.295517750628129">
            <text:p>0.2955177506</text:p>
          </table:table-cell>
          <table:table-cell table:formula="of:=[.L23]/[.H23]" office:value-type="float" office:value="0.594430272924298">
            <text:p>0.5944302729</text:p>
          </table:table-cell>
          <table:table-cell office:value-type="string">
            <text:p>203.316+2.055 <text:s text:c="2"/>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float" office:value="7.24">
            <text:p>7.24</text:p>
          </table:table-cell>
          <table:table-cell table:number-columns-repeated="3"/>
          <table:table-cell office:value-type="string">
            <text:p>NGC 2264 </text:p>
          </table:table-cell>
          <table:table-cell office:value-type="string">
            <text:p>06384+0932</text:p>
          </table:table-cell>
        </table:table-row>
        <table:table-row table:style-name="ro1">
          <table:table-cell office:value-type="string">
            <text:p>A20653816_B</text:p>
          </table:table-cell>
          <table:table-cell office:value-type="float" office:value="-0.00412">
            <text:p>-0.00412</text:p>
          </table:table-cell>
          <table:table-cell office:value-type="float" office:value="0.00811">
            <text:p>0.00811</text:p>
          </table:table-cell>
          <table:table-cell office:value-type="float" office:value="10.50296">
            <text:p>10.50296</text:p>
          </table:table-cell>
          <table:table-cell office:value-type="float" office:value="0.04233">
            <text:p>0.04233</text:p>
          </table:table-cell>
          <table:table-cell office:value-type="float" office:value="0.84334">
            <text:p>0.84334</text:p>
          </table:table-cell>
          <table:table-cell office:value-type="float" office:value="0.04398">
            <text:p>0.04398</text:p>
          </table:table-cell>
          <table:table-cell office:value-type="float" office:value="0.92147">
            <text:p>0.92147</text:p>
          </table:table-cell>
          <table:table-cell office:value-type="float" office:value="0.04423">
            <text:p>0.04423</text:p>
          </table:table-cell>
          <table:table-cell office:value-type="float" office:value="0.24362">
            <text:p>0.24362</text:p>
          </table:table-cell>
          <table:table-cell office:value-type="float" office:value="0.03931">
            <text:p>0.03931</text:p>
          </table:table-cell>
          <table:table-cell office:value-type="float" office:value="0.47313">
            <text:p>0.47313</text:p>
          </table:table-cell>
          <table:table-cell office:value-type="float" office:value="0.0402">
            <text:p>0.0402</text:p>
          </table:table-cell>
          <table:table-cell table:formula="of:=[.J24]/[.H24]" office:value-type="float" office:value="0.264381911510955">
            <text:p>0.2643819115</text:p>
          </table:table-cell>
          <table:table-cell table:formula="of:=[.L24]/[.H24]" office:value-type="float" office:value="0.513451333195872">
            <text:p>0.5134513332</text:p>
          </table:table-cell>
          <table:table-cell office:value-type="string">
            <text:p>206.538-16.358 <text:s/></text:p>
          </table:table-cell>
          <table:table-cell office:value-type="float" office:value="36">
            <text:p>36</text:p>
          </table:table-cell>
          <table:table-cell office:value-type="float" office:value="1.7">
            <text:p>1.7</text:p>
          </table:table-cell>
          <table:table-cell office:value-type="float" office:value="9.9">
            <text:p>9.9</text:p>
          </table:table-cell>
          <table:table-cell table:number-columns-repeated="3"/>
          <table:table-cell office:value-type="string">
            <text:p>NGC 2024</text:p>
          </table:table-cell>
          <table:table-cell office:value-type="string">
            <text:p>05393-0156</text:p>
          </table:table-cell>
        </table:table-row>
        <table:table-row table:style-name="ro1">
          <table:table-cell office:value-type="string">
            <text:p>A374271_B</text:p>
          </table:table-cell>
          <table:table-cell office:value-type="float" office:value="-0.01761">
            <text:p>-0.01761</text:p>
          </table:table-cell>
          <table:table-cell office:value-type="float" office:value="0.00907">
            <text:p>0.00907</text:p>
          </table:table-cell>
          <table:table-cell office:value-type="float" office:value="43.33317">
            <text:p>43.33317</text:p>
          </table:table-cell>
          <table:table-cell office:value-type="float" office:value="0.06459">
            <text:p>0.06459</text:p>
          </table:table-cell>
          <table:table-cell office:value-type="float" office:value="1.41938">
            <text:p>1.41938</text:p>
          </table:table-cell>
          <table:table-cell office:value-type="float" office:value="0.05316">
            <text:p>0.05316</text:p>
          </table:table-cell>
          <table:table-cell office:value-type="float" office:value="1.00894">
            <text:p>1.00894</text:p>
          </table:table-cell>
          <table:table-cell office:value-type="float" office:value="0.03845">
            <text:p>0.03845</text:p>
          </table:table-cell>
          <table:table-cell office:value-type="float" office:value="0.08525">
            <text:p>0.08525</text:p>
          </table:table-cell>
          <table:table-cell office:value-type="float" office:value="0.03371">
            <text:p>0.03371</text:p>
          </table:table-cell>
          <table:table-cell office:value-type="float" office:value="0.45157">
            <text:p>0.45157</text:p>
          </table:table-cell>
          <table:table-cell office:value-type="float" office:value="0.03552">
            <text:p>0.03552</text:p>
          </table:table-cell>
          <table:table-cell table:formula="of:=[.J25]/[.H25]" office:value-type="float" office:value="0.0844946181140603">
            <text:p>0.0844946181</text:p>
          </table:table-cell>
          <table:table-cell table:formula="of:=[.L25]/[.H25]" office:value-type="float" office:value="0.447568735504589">
            <text:p>0.4475687355</text:p>
          </table:table-cell>
          <table:table-cell table:number-columns-repeated="9"/>
        </table:table-row>
        <table:table-row table:style-name="ro1">
          <table:table-cell office:value-type="string">
            <text:p>A59780_B</text:p>
          </table:table-cell>
          <table:table-cell office:value-type="float" office:value="0.00453">
            <text:p>0.00453</text:p>
          </table:table-cell>
          <table:table-cell office:value-type="float" office:value="0.01181">
            <text:p>0.01181</text:p>
          </table:table-cell>
          <table:table-cell office:value-type="float" office:value="22.17644">
            <text:p>22.17644</text:p>
          </table:table-cell>
          <table:table-cell office:value-type="float" office:value="0.05615">
            <text:p>0.05615</text:p>
          </table:table-cell>
          <table:table-cell office:value-type="float" office:value="1.2221">
            <text:p>1.2221</text:p>
          </table:table-cell>
          <table:table-cell office:value-type="float" office:value="0.05017">
            <text:p>0.05017</text:p>
          </table:table-cell>
          <table:table-cell office:value-type="float" office:value="1.27351">
            <text:p>1.27351</text:p>
          </table:table-cell>
          <table:table-cell office:value-type="float" office:value="0.05251">
            <text:p>0.05251</text:p>
          </table:table-cell>
          <table:table-cell office:value-type="float" office:value="0.33394">
            <text:p>0.33394</text:p>
          </table:table-cell>
          <table:table-cell office:value-type="float" office:value="0.04724">
            <text:p>0.04724</text:p>
          </table:table-cell>
          <table:table-cell office:value-type="float" office:value="0.60281">
            <text:p>0.60281</text:p>
          </table:table-cell>
          <table:table-cell office:value-type="float" office:value="0.04848">
            <text:p>0.04848</text:p>
          </table:table-cell>
          <table:table-cell table:formula="of:=[.J26]/[.H26]" office:value-type="float" office:value="0.262220163171078">
            <text:p>0.2622201632</text:p>
          </table:table-cell>
          <table:table-cell table:formula="of:=[.L26]/[.H26]" office:value-type="float" office:value="0.473345321198891">
            <text:p>0.4733453212</text:p>
          </table:table-cell>
          <table:table-cell office:value-type="string">
            <text:p>59.78+0.06 <text:s text:c="5"/></text:p>
          </table:table-cell>
          <table:table-cell office:value-type="float" office:value="95">
            <text:p>95</text:p>
          </table:table-cell>
          <table:table-cell office:value-type="float" office:value="3.7">
            <text:p>3.7</text:p>
          </table:table-cell>
          <table:table-cell office:value-type="float" office:value="22.59">
            <text:p>22.59</text:p>
          </table:table-cell>
          <table:table-cell table:style-name="ce1" office:value-type="string">
            <text:p>59.78+0.06 <text:s text:c="5"/></text:p>
          </table:table-cell>
          <table:table-cell office:value-type="float" office:value="3.7">
            <text:p>3.7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19410+2336</text:p>
          </table:table-cell>
        </table:table-row>
        <table:table-row table:style-name="ro1">
          <table:table-cell office:value-type="string">
            <text:p>A695410_B</text:p>
          </table:table-cell>
          <table:table-cell office:value-type="float" office:value="0.02871">
            <text:p>0.02871</text:p>
          </table:table-cell>
          <table:table-cell office:value-type="float" office:value="0.01338">
            <text:p>0.01338</text:p>
          </table:table-cell>
          <table:table-cell office:value-type="float" office:value="12.87651">
            <text:p>12.87651</text:p>
          </table:table-cell>
          <table:table-cell office:value-type="float" office:value="0.1663">
            <text:p>0.1663</text:p>
          </table:table-cell>
          <table:table-cell office:value-type="float" office:value="1.75665">
            <text:p>1.75665</text:p>
          </table:table-cell>
          <table:table-cell office:value-type="float" office:value="0.12224">
            <text:p>0.12224</text:p>
          </table:table-cell>
          <table:table-cell office:value-type="float" office:value="0.46042">
            <text:p>0.46042</text:p>
          </table:table-cell>
          <table:table-cell office:value-type="float" office:value="0.05015">
            <text:p>0.05015</text:p>
          </table:table-cell>
          <table:table-cell office:value-type="float" office:value="0.36008">
            <text:p>0.36008</text:p>
          </table:table-cell>
          <table:table-cell office:value-type="float" office:value="0.04428">
            <text:p>0.04428</text:p>
          </table:table-cell>
          <table:table-cell office:value-type="float" office:value="0.55432">
            <text:p>0.55432</text:p>
          </table:table-cell>
          <table:table-cell office:value-type="float" office:value="0.04887">
            <text:p>0.04887</text:p>
          </table:table-cell>
          <table:table-cell table:formula="of:=[.J27]/[.H27]" office:value-type="float" office:value="0.782068546110073">
            <text:p>0.7820685461</text:p>
          </table:table-cell>
          <table:table-cell table:formula="of:=[.L27]/[.H27]" office:value-type="float" office:value="1.20394422483819">
            <text:p>1.2039442248</text:p>
          </table:table-cell>
          <table:table-cell office:value-type="string">
            <text:p>69.541-0.975 <text:s text:c="3"/></text:p>
          </table:table-cell>
          <table:table-cell office:value-type="float" office:value="44">
            <text:p>44</text:p>
          </table:table-cell>
          <table:table-cell office:value-type="float" office:value="6.9">
            <text:p>6.9</text:p>
          </table:table-cell>
          <table:table-cell office:value-type="float" office:value="12.04">
            <text:p>12.04</text:p>
          </table:table-cell>
          <table:table-cell table:number-columns-repeated="3"/>
          <table:table-cell office:value-type="string">
            <text:p>ON1</text:p>
          </table:table-cell>
          <table:table-cell office:value-type="string">
            <text:p>20081+3122</text:p>
          </table:table-cell>
        </table:table-row>
        <table:table-row table:style-name="ro1">
          <table:table-cell office:value-type="string">
            <text:p>A78103_B</text:p>
          </table:table-cell>
          <table:table-cell office:value-type="float" office:value="0.01859">
            <text:p>0.01859</text:p>
          </table:table-cell>
          <table:table-cell office:value-type="float" office:value="0.00786">
            <text:p>0.00786</text:p>
          </table:table-cell>
          <table:table-cell office:value-type="float" office:value="-4.17571">
            <text:p>-4.17571</text:p>
          </table:table-cell>
          <table:table-cell office:value-type="float" office:value="0.05641">
            <text:p>0.05641</text:p>
          </table:table-cell>
          <table:table-cell office:value-type="float" office:value="1.3701">
            <text:p>1.3701</text:p>
          </table:table-cell>
          <table:table-cell office:value-type="float" office:value="0.0466">
            <text:p>0.0466</text:p>
          </table:table-cell>
          <table:table-cell office:value-type="float" office:value="0.89337">
            <text:p>0.89337</text:p>
          </table:table-cell>
          <table:table-cell office:value-type="float" office:value="0.03264">
            <text:p>0.03264</text:p>
          </table:table-cell>
          <table:table-cell office:value-type="float" office:value="0.27256">
            <text:p>0.27256</text:p>
          </table:table-cell>
          <table:table-cell office:value-type="float" office:value="0.0295">
            <text:p>0.0295</text:p>
          </table:table-cell>
          <table:table-cell office:value-type="float" office:value="0.4925">
            <text:p>0.4925</text:p>
          </table:table-cell>
          <table:table-cell office:value-type="float" office:value="0.03092">
            <text:p>0.03092</text:p>
          </table:table-cell>
          <table:table-cell table:formula="of:=[.J28]/[.H28]" office:value-type="float" office:value="0.305091955180944">
            <text:p>0.3050919552</text:p>
          </table:table-cell>
          <table:table-cell table:formula="of:=[.L28]/[.H28]" office:value-type="float" office:value="0.551283342847868">
            <text:p>0.5512833428</text:p>
          </table:table-cell>
          <table:table-cell table:style-name="Default"/>
          <table:table-cell table:number-columns-repeated="3"/>
          <table:table-cell table:style-name="ce1" office:value-type="string">
            <text:p>78.10+3.64 <text:s text:c="5"/></text:p>
          </table:table-cell>
          <table:table-cell office:value-type="float" office:value="38">
            <text:p>38</text:p>
          </table:table-cell>
          <table:table-cell office:value-type="float" office:value="-6.1">
            <text:p>-6.1</text:p>
          </table:table-cell>
          <table:table-cell/>
          <table:table-cell office:value-type="string">
            <text:p>20126+4104</text:p>
          </table:table-cell>
        </table:table-row>
        <table:table-row table:style-name="ro1">
          <table:table-cell office:value-type="string">
            <text:p>A781223_B</text:p>
          </table:table-cell>
          <table:table-cell office:value-type="float" office:value="0.00771">
            <text:p>0.00771</text:p>
          </table:table-cell>
          <table:table-cell office:value-type="float" office:value="0.01153">
            <text:p>0.01153</text:p>
          </table:table-cell>
          <table:table-cell office:value-type="float" office:value="-4.11435">
            <text:p>-4.11435</text:p>
          </table:table-cell>
          <table:table-cell office:value-type="float" office:value="0.04909">
            <text:p>0.04909</text:p>
          </table:table-cell>
          <table:table-cell office:value-type="float" office:value="1.26606">
            <text:p>1.26606</text:p>
          </table:table-cell>
          <table:table-cell office:value-type="float" office:value="0.04224">
            <text:p>0.04224</text:p>
          </table:table-cell>
          <table:table-cell office:value-type="float" office:value="1.44196">
            <text:p>1.44196</text:p>
          </table:table-cell>
          <table:table-cell office:value-type="float" office:value="0.05054">
            <text:p>0.05054</text:p>
          </table:table-cell>
          <table:table-cell office:value-type="float" office:value="0.36209">
            <text:p>0.36209</text:p>
          </table:table-cell>
          <table:table-cell office:value-type="float" office:value="0.04572">
            <text:p>0.04572</text:p>
          </table:table-cell>
          <table:table-cell office:value-type="float" office:value="0.80109">
            <text:p>0.80109</text:p>
          </table:table-cell>
          <table:table-cell office:value-type="float" office:value="0.04752">
            <text:p>0.04752</text:p>
          </table:table-cell>
          <table:table-cell table:formula="of:=[.J29]/[.H29]" office:value-type="float" office:value="0.251109600821105">
            <text:p>0.2511096008</text:p>
          </table:table-cell>
          <table:table-cell table:formula="of:=[.L29]/[.H29]" office:value-type="float" office:value="0.555556326111681">
            <text:p>0.5555563261</text:p>
          </table:table-cell>
          <table:table-cell office:value-type="string">
            <text:p>78.122+3.636 <text:s text:c="3"/></text:p>
          </table:table-cell>
          <table:table-cell office:value-type="float" office:value="44">
            <text:p>44</text:p>
          </table:table-cell>
          <table:table-cell office:value-type="float" office:value="2.62">
            <text:p>2.62</text:p>
          </table:table-cell>
          <table:table-cell office:value-type="float" office:value="-3.5">
            <text:p>-3.5</text:p>
          </table:table-cell>
          <table:table-cell table:number-columns-repeated="3"/>
          <table:table-cell office:value-type="string">
            <text:p>Mol110</text:p>
          </table:table-cell>
          <table:table-cell office:value-type="string">
            <text:p>20126+4104</text:p>
          </table:table-cell>
        </table:table-row>
        <table:table-row table:style-name="ro1">
          <table:table-cell office:value-type="string">
            <text:p>A81760_B</text:p>
          </table:table-cell>
          <table:table-cell office:value-type="float" office:value="0.06054">
            <text:p>0.06054</text:p>
          </table:table-cell>
          <table:table-cell office:value-type="float" office:value="0.01232">
            <text:p>0.01232</text:p>
          </table:table-cell>
          <table:table-cell office:value-type="float" office:value="-5.15032">
            <text:p>-5.15032</text:p>
          </table:table-cell>
          <table:table-cell office:value-type="float" office:value="0.08593">
            <text:p>0.08593</text:p>
          </table:table-cell>
          <table:table-cell office:value-type="float" office:value="1.59514">
            <text:p>1.59514</text:p>
          </table:table-cell>
          <table:table-cell office:value-type="float" office:value="0.06455">
            <text:p>0.06455</text:p>
          </table:table-cell>
          <table:table-cell office:value-type="float" office:value="1.06986">
            <text:p>1.06986</text:p>
          </table:table-cell>
          <table:table-cell office:value-type="float" office:value="0.04873">
            <text:p>0.04873</text:p>
          </table:table-cell>
          <table:table-cell office:value-type="float" office:value="0.38081">
            <text:p>0.38081</text:p>
          </table:table-cell>
          <table:table-cell office:value-type="float" office:value="0.04321">
            <text:p>0.04321</text:p>
          </table:table-cell>
          <table:table-cell office:value-type="float" office:value="0.65365">
            <text:p>0.65365</text:p>
          </table:table-cell>
          <table:table-cell office:value-type="float" office:value="0.04747">
            <text:p>0.04747</text:p>
          </table:table-cell>
          <table:table-cell table:formula="of:=[.J30]/[.H30]" office:value-type="float" office:value="0.355943768343522">
            <text:p>0.3559437683</text:p>
          </table:table-cell>
          <table:table-cell table:formula="of:=[.L30]/[.H30]" office:value-type="float" office:value="0.610967790178154">
            <text:p>0.6109677902</text:p>
          </table:table-cell>
          <table:table-cell office:value-type="string">
            <text:p>81.767+0.596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-5.22">
            <text:p>-5.22</text:p>
          </table:table-cell>
          <table:table-cell table:style-name="ce1" office:value-type="string">
            <text:p>81.76+0.59 <text:s text:c="5"/></text:p>
          </table:table-cell>
          <table:table-cell table:style-name="ce2"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string">
            <text:p>W75S (3)</text:p>
          </table:table-cell>
          <table:table-cell/>
        </table:table-row>
        <table:table-row table:style-name="ro1">
          <table:table-cell office:value-type="string">
            <text:p>A818770_B</text:p>
          </table:table-cell>
          <table:table-cell office:value-type="float" office:value="0.03211">
            <text:p>0.03211</text:p>
          </table:table-cell>
          <table:table-cell office:value-type="float" office:value="0.02394">
            <text:p>0.02394</text:p>
          </table:table-cell>
          <table:table-cell office:value-type="float" office:value="9.62626">
            <text:p>9.62626</text:p>
          </table:table-cell>
          <table:table-cell office:value-type="float" office:value="0.14841">
            <text:p>0.14841</text:p>
          </table:table-cell>
          <table:table-cell office:value-type="float" office:value="2.04976">
            <text:p>2.04976</text:p>
          </table:table-cell>
          <table:table-cell office:value-type="float" office:value="0.09528">
            <text:p>0.09528</text:p>
          </table:table-cell>
          <table:table-cell office:value-type="float" office:value="1.63874">
            <text:p>1.63874</text:p>
          </table:table-cell>
          <table:table-cell office:value-type="float" office:value="0.09122">
            <text:p>0.09122</text:p>
          </table:table-cell>
          <table:table-cell office:value-type="float" office:value="0.94161">
            <text:p>0.94161</text:p>
          </table:table-cell>
          <table:table-cell office:value-type="float" office:value="0.07684">
            <text:p>0.07684</text:p>
          </table:table-cell>
          <table:table-cell office:value-type="float" office:value="1.12906">
            <text:p>1.12906</text:p>
          </table:table-cell>
          <table:table-cell office:value-type="float" office:value="0.09418">
            <text:p>0.09418</text:p>
          </table:table-cell>
          <table:table-cell table:formula="of:=[.J31]/[.H31]" office:value-type="float" office:value="0.574593895309811">
            <text:p>0.5745938953</text:p>
          </table:table-cell>
          <table:table-cell table:formula="of:=[.L31]/[.H31]" office:value-type="float" office:value="0.688980558233765">
            <text:p>0.6889805582</text:p>
          </table:table-cell>
          <table:table-cell office:value-type="string">
            <text:p>81.877+0.784 <text:s text:c="3"/></text:p>
          </table:table-cell>
          <table:table-cell office:value-type="float" office:value="44">
            <text:p>44</text:p>
          </table:table-cell>
          <table:table-cell office:value-type="float" office:value="23.1">
            <text:p>23.1</text:p>
          </table:table-cell>
          <table:table-cell office:value-type="float" office:value="8.92">
            <text:p>8.92</text:p>
          </table:table-cell>
          <table:table-cell table:style-name="ce1" office:value-type="string">
            <text:p>81.87+0.78</text:p>
          </table:table-cell>
          <table:table-cell table:style-name="ce2" office:value-type="float" office:value="1080">
            <text:p>1080</text:p>
          </table:table-cell>
          <table:table-cell office:value-type="float" office:value="6">
            <text:p>6</text:p>
          </table:table-cell>
          <table:table-cell office:value-type="string">
            <text:p>W75N (0.22")</text:p>
          </table:table-cell>
          <table:table-cell/>
        </table:table-row>
        <table:table-row table:style-name="ro1">
          <table:table-cell office:value-type="string">
            <text:p>A85400_B</text:p>
          </table:table-cell>
          <table:table-cell office:value-type="float" office:value="0.00441">
            <text:p>0.00441</text:p>
          </table:table-cell>
          <table:table-cell office:value-type="float" office:value="0.00837">
            <text:p>0.00837</text:p>
          </table:table-cell>
          <table:table-cell office:value-type="float" office:value="-37.40379">
            <text:p>-37.40379</text:p>
          </table:table-cell>
          <table:table-cell office:value-type="float" office:value="0.16254">
            <text:p>0.16254</text:p>
          </table:table-cell>
          <table:table-cell office:value-type="float" office:value="1.65053">
            <text:p>1.65053</text:p>
          </table:table-cell>
          <table:table-cell office:value-type="float" office:value="0.11681">
            <text:p>0.11681</text:p>
          </table:table-cell>
          <table:table-cell office:value-type="float" office:value="0.3932">
            <text:p>0.3932</text:p>
          </table:table-cell>
          <table:table-cell office:value-type="float" office:value="0.03353">
            <text:p>0.03353</text:p>
          </table:table-cell>
          <table:table-cell office:value-type="float" office:value="0.11786">
            <text:p>0.11786</text:p>
          </table:table-cell>
          <table:table-cell office:value-type="float" office:value="0.02885">
            <text:p>0.02885</text:p>
          </table:table-cell>
          <table:table-cell office:value-type="float" office:value="0.30245">
            <text:p>0.30245</text:p>
          </table:table-cell>
          <table:table-cell office:value-type="float" office:value="0.03244">
            <text:p>0.03244</text:p>
          </table:table-cell>
          <table:table-cell table:formula="of:=[.J32]/[.H32]" office:value-type="float" office:value="0.299745676500509">
            <text:p>0.2997456765</text:p>
          </table:table-cell>
          <table:table-cell table:formula="of:=[.L32]/[.H32]" office:value-type="float" office:value="0.769201424211597">
            <text:p>0.7692014242</text:p>
          </table:table-cell>
          <table:table-cell table:style-name="Default"/>
          <table:table-cell table:number-columns-repeated="3"/>
          <table:table-cell table:style-name="ce1" office:value-type="string">
            <text:p>85.40-0.00 <text:s text:c="5"/></text:p>
          </table:table-cell>
          <table:table-cell office:value-type="float" office:value="42">
            <text:p>42</text:p>
          </table:table-cell>
          <table:table-cell office:value-type="float" office:value="-29.5">
            <text:p>-29.5</text:p>
          </table:table-cell>
          <table:table-cell table:number-columns-repeated="2"/>
        </table:table-row>
        <table:table-row table:style-name="ro1">
          <table:table-cell office:value-type="string">
            <text:p>A942590_B</text:p>
          </table:table-cell>
          <table:table-cell office:value-type="float" office:value="-0.00535">
            <text:p>-0.00535</text:p>
          </table:table-cell>
          <table:table-cell office:value-type="float" office:value="0.00762">
            <text:p>0.00762</text:p>
          </table:table-cell>
          <table:table-cell office:value-type="float" office:value="-47.00975">
            <text:p>-47.00975</text:p>
          </table:table-cell>
          <table:table-cell office:value-type="float" office:value="0.16347">
            <text:p>0.16347</text:p>
          </table:table-cell>
          <table:table-cell office:value-type="float" office:value="1.24205">
            <text:p>1.24205</text:p>
          </table:table-cell>
          <table:table-cell office:value-type="float" office:value="0.13842">
            <text:p>0.13842</text:p>
          </table:table-cell>
          <table:table-cell office:value-type="float" office:value="0.25321">
            <text:p>0.25321</text:p>
          </table:table-cell>
          <table:table-cell office:value-type="float" office:value="0.03322">
            <text:p>0.03322</text:p>
          </table:table-cell>
          <table:table-cell office:value-type="float" office:value="0.07788">
            <text:p>0.07788</text:p>
          </table:table-cell>
          <table:table-cell office:value-type="float" office:value="0.03049">
            <text:p>0.03049</text:p>
          </table:table-cell>
          <table:table-cell office:value-type="float" office:value="0.20756">
            <text:p>0.20756</text:p>
          </table:table-cell>
          <table:table-cell office:value-type="float" office:value="0.0322">
            <text:p>0.0322</text:p>
          </table:table-cell>
          <table:table-cell table:formula="of:=[.J33]/[.H33]" office:value-type="float" office:value="0.307570791043008">
            <text:p>0.307570791</text:p>
          </table:table-cell>
          <table:table-cell table:formula="of:=[.L33]/[.H33]" office:value-type="float" office:value="0.819714861182418">
            <text:p>0.8197148612</text:p>
          </table:table-cell>
          <table:table-cell office:value-type="string">
            <text:p>94.259-0.411 <text:s text:c="3"/></text:p>
          </table:table-cell>
          <table:table-cell office:value-type="float" office:value="44">
            <text:p>44</text:p>
          </table:table-cell>
          <table:table-cell office:value-type="float" office:value="0.94">
            <text:p>0.94</text:p>
          </table:table-cell>
          <table:table-cell office:value-type="float" office:value="-47.9">
            <text:p>-47.9</text:p>
          </table:table-cell>
          <table:table-cell table:number-columns-repeated="3"/>
          <table:table-cell office:value-type="string">
            <text:p>Mol136</text:p>
          </table:table-cell>
          <table:table-cell office:value-type="string">
            <text:p>21307+5049</text:p>
          </table:table-cell>
        </table:table-row>
        <table:table-row table:style-name="ro1">
          <table:table-cell office:value-type="string">
            <text:p>H054802545HCN_B</text:p>
          </table:table-cell>
          <table:table-cell office:value-type="float" office:value="-0.00749">
            <text:p>-0.00749</text:p>
          </table:table-cell>
          <table:table-cell office:value-type="float" office:value="0.00724">
            <text:p>0.00724</text:p>
          </table:table-cell>
          <table:table-cell office:value-type="float" office:value="-9.93729">
            <text:p>-9.93729</text:p>
          </table:table-cell>
          <table:table-cell office:value-type="float" office:value="0.05263">
            <text:p>0.05263</text:p>
          </table:table-cell>
          <table:table-cell office:value-type="float" office:value="1.16408">
            <text:p>1.16408</text:p>
          </table:table-cell>
          <table:table-cell office:value-type="float" office:value="0.04873">
            <text:p>0.04873</text:p>
          </table:table-cell>
          <table:table-cell office:value-type="float" office:value="0.80711">
            <text:p>0.80711</text:p>
          </table:table-cell>
          <table:table-cell office:value-type="float" office:value="0.03356">
            <text:p>0.03356</text:p>
          </table:table-cell>
          <table:table-cell office:value-type="float" office:value="0.27488">
            <text:p>0.27488</text:p>
          </table:table-cell>
          <table:table-cell office:value-type="float" office:value="0.03036">
            <text:p>0.03036</text:p>
          </table:table-cell>
          <table:table-cell office:value-type="float" office:value="0.37397">
            <text:p>0.37397</text:p>
          </table:table-cell>
          <table:table-cell office:value-type="float" office:value="0.03093">
            <text:p>0.03093</text:p>
          </table:table-cell>
          <table:table-cell table:formula="of:=[.J34]/[.H34]" office:value-type="float" office:value="0.34057315607538">
            <text:p>0.3405731561</text:p>
          </table:table-cell>
          <table:table-cell table:formula="of:=[.L34]/[.H34]" office:value-type="float" office:value="0.463344525529358">
            <text:p>0.4633445255</text:p>
          </table:table-cell>
          <table:table-cell table:number-columns-repeated="9"/>
        </table:table-row>
        <table:table-row table:style-name="ro1">
          <table:table-cell office:value-type="string">
            <text:p>IRAS053732349_B</text:p>
          </table:table-cell>
          <table:table-cell office:value-type="float" office:value="0.01701">
            <text:p>0.01701</text:p>
          </table:table-cell>
          <table:table-cell office:value-type="float" office:value="0.01066">
            <text:p>0.01066</text:p>
          </table:table-cell>
          <table:table-cell office:value-type="float" office:value="1.95549">
            <text:p>1.95549</text:p>
          </table:table-cell>
          <table:table-cell office:value-type="float" office:value="0.08057">
            <text:p>0.08057</text:p>
          </table:table-cell>
          <table:table-cell office:value-type="float" office:value="0.89219">
            <text:p>0.89219</text:p>
          </table:table-cell>
          <table:table-cell office:value-type="float" office:value="0.08284">
            <text:p>0.08284</text:p>
          </table:table-cell>
          <table:table-cell office:value-type="float" office:value="0.67843">
            <text:p>0.67843</text:p>
          </table:table-cell>
          <table:table-cell office:value-type="float" office:value="0.05865">
            <text:p>0.05865</text:p>
          </table:table-cell>
          <table:table-cell office:value-type="float" office:value="0.21098">
            <text:p>0.21098</text:p>
          </table:table-cell>
          <table:table-cell office:value-type="float" office:value="0.05238">
            <text:p>0.05238</text:p>
          </table:table-cell>
          <table:table-cell office:value-type="float" office:value="0.33963">
            <text:p>0.33963</text:p>
          </table:table-cell>
          <table:table-cell office:value-type="float" office:value="0.05335">
            <text:p>0.05335</text:p>
          </table:table-cell>
          <table:table-cell table:formula="of:=[.J35]/[.H35]" office:value-type="float" office:value="0.310982710080627">
            <text:p>0.3109827101</text:p>
          </table:table-cell>
          <table:table-cell table:formula="of:=[.L35]/[.H35]" office:value-type="float" office:value="0.500611706439869">
            <text:p>0.5006117064</text:p>
          </table:table-cell>
          <table:table-cell table:number-columns-repeated="9"/>
        </table:table-row>
        <table:table-row table:style-name="ro1">
          <table:table-cell office:value-type="string">
            <text:p>S235HCN14MHZ_B</text:p>
          </table:table-cell>
          <table:table-cell office:value-type="float" office:value="0.01995">
            <text:p>0.01995</text:p>
          </table:table-cell>
          <table:table-cell office:value-type="float" office:value="0.00856">
            <text:p>0.00856</text:p>
          </table:table-cell>
          <table:table-cell office:value-type="float" office:value="-17.4441">
            <text:p>-17.4441</text:p>
          </table:table-cell>
          <table:table-cell office:value-type="float" office:value="0.02654">
            <text:p>0.02654</text:p>
          </table:table-cell>
          <table:table-cell office:value-type="float" office:value="1.0131">
            <text:p>1.0131</text:p>
          </table:table-cell>
          <table:table-cell office:value-type="float" office:value="0.02646">
            <text:p>0.02646</text:p>
          </table:table-cell>
          <table:table-cell office:value-type="float" office:value="1.8312">
            <text:p>1.8312</text:p>
          </table:table-cell>
          <table:table-cell office:value-type="float" office:value="0.04366">
            <text:p>0.04366</text:p>
          </table:table-cell>
          <table:table-cell office:value-type="float" office:value="0.50707">
            <text:p>0.50707</text:p>
          </table:table-cell>
          <table:table-cell office:value-type="float" office:value="0.03865">
            <text:p>0.03865</text:p>
          </table:table-cell>
          <table:table-cell office:value-type="float" office:value="0.65491">
            <text:p>0.65491</text:p>
          </table:table-cell>
          <table:table-cell office:value-type="float" office:value="0.03895">
            <text:p>0.03895</text:p>
          </table:table-cell>
          <table:table-cell table:formula="of:=[.J36]/[.H36]" office:value-type="float" office:value="0.276905854084753">
            <text:p>0.2769058541</text:p>
          </table:table-cell>
          <table:table-cell table:formula="of:=[.L36]/[.H36]" office:value-type="float" office:value="0.357639799038882">
            <text:p>0.357639799</text:p>
          </table:table-cell>
          <table:table-cell table:number-columns-repeated="9"/>
        </table:table-row>
        <table:table-row table:style-name="ro1">
          <table:table-cell>
            <draw:frame table:end-cell-address="Sheet1.D53" table:end-x="0.4831in" table:end-y="0.0831in" draw:z-index="0" draw:style-name="gr1" svg:width="3.15in" svg:height="2.7504in" svg:x="0in" svg:y="0.1665in">
              <draw:object draw:notify-on-update-of-ranges="Sheet1.H1:Sheet1.H1 Sheet1.H2:Sheet1.H36 Sheet1.R1:Sheet1.R1 Sheet1.R2:Sheet1.R3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Sheet1.H53" table:end-x="0.2748in" table:end-y="0.0831in" draw:z-index="1" draw:style-name="gr1" svg:width="3.15in" svg:height="2.7504in" svg:x="0.6807in" svg:y="0.1665in">
              <draw:object draw:notify-on-update-of-ranges="Sheet1.H1:Sheet1.H1 Sheet1.H2:Sheet1.H36 Sheet1.U1:Sheet1.U1 Sheet1.U2:Sheet1.U3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0"/>
        </table:table-row>
        <table:table-row table:style-name="ro1" table:number-rows-repeated="1048538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 table:print="false">
        <table:table-column table:style-name="co6" table:default-cell-style-name="Default"/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1020" table:default-cell-style-name="Default"/>
        <table:table-row table:style-name="ro1">
          <table:table-cell office:value-type="string">
            <text:p>121.28+0.65</text:p>
          </table:table-cell>
          <table:table-cell office:value-type="string">
            <text:p>23/10/2010</text:p>
          </table:table-cell>
          <table:table-cell office:value-type="string">
            <text:p>0:36:42.20</text:p>
          </table:table-cell>
          <table:table-cell office:value-type="string">
            <text:p>63:28:30.0</text:p>
          </table:table-cell>
          <table:table-cell office:value-type="string">
            <text:p>pestalozzi</text:p>
          </table:table-cell>
          <table:table-cell table:number-columns-repeated="1019"/>
        </table:table-row>
        <table:table-row table:style-name="ro1">
          <table:table-cell office:value-type="string">
            <text:p>123.05-6.31</text:p>
          </table:table-cell>
          <table:table-cell office:value-type="string">
            <text:p>23/10/2010</text:p>
          </table:table-cell>
          <table:table-cell office:value-type="string">
            <text:p>0:52:19.90</text:p>
          </table:table-cell>
          <table:table-cell office:value-type="string">
            <text:p>56:33:17.0</text:p>
          </table:table-cell>
          <table:table-cell office:value-type="string">
            <text:p>pestalozzi</text:p>
          </table:table-cell>
          <table:table-cell table:number-columns-repeated="1019"/>
        </table:table-row>
        <table:table-row table:style-name="ro1">
          <table:table-cell office:value-type="string">
            <text:p>133.749+1.198</text:p>
          </table:table-cell>
          <table:table-cell office:value-type="string">
            <text:p>25/10/2010</text:p>
          </table:table-cell>
          <table:table-cell office:value-type="string">
            <text:p>2:25:53.55</text:p>
          </table:table-cell>
          <table:table-cell office:value-type="string">
            <text:p>62:04:10.9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office:value-type="string">
            <text:p>133.94+1.04</text:p>
          </table:table-cell>
          <table:table-cell office:value-type="string">
            <text:p>20/10/2010</text:p>
          </table:table-cell>
          <table:table-cell office:value-type="string">
            <text:p>2:27:03.80</text:p>
          </table:table-cell>
          <table:table-cell office:value-type="string">
            <text:p>61:52:25.0</text:p>
          </table:table-cell>
          <table:table-cell office:value-type="string">
            <text:p>pestalozzi</text:p>
          </table:table-cell>
          <table:table-cell table:number-columns-repeated="1019"/>
        </table:table-row>
        <table:table-row table:style-name="ro1">
          <table:table-cell office:value-type="string">
            <text:p>136.84+1.12</text:p>
          </table:table-cell>
          <table:table-cell office:value-type="string">
            <text:p>23/10/2010</text:p>
          </table:table-cell>
          <table:table-cell office:value-type="string">
            <text:p>2:49:23.10</text:p>
          </table:table-cell>
          <table:table-cell office:value-type="string">
            <text:p>60:46:26.0</text:p>
          </table:table-cell>
          <table:table-cell office:value-type="string">
            <text:p>pestalozzi</text:p>
          </table:table-cell>
          <table:table-cell table:number-columns-repeated="1019"/>
        </table:table-row>
        <table:table-row table:style-name="ro1">
          <table:table-cell office:value-type="string">
            <text:p>174.19-0.09</text:p>
          </table:table-cell>
          <table:table-cell office:value-type="string">
            <text:p>25/10/2010</text:p>
          </table:table-cell>
          <table:table-cell office:value-type="string">
            <text:p>5:30:42.00</text:p>
          </table:table-cell>
          <table:table-cell office:value-type="string">
            <text:p>33:47:14.0</text:p>
          </table:table-cell>
          <table:table-cell office:value-type="string">
            <text:p>pestalozzi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173.481+2.446</text:p>
          </table:table-cell>
          <table:table-cell table:style-name="ce3" office:value-type="string">
            <text:p>25/10/2010</text:p>
          </table:table-cell>
          <table:table-cell table:style-name="ce6" office:value-type="string">
            <text:p>5:39:12.90</text:p>
          </table:table-cell>
          <table:table-cell table:style-name="ce6" office:value-type="string">
            <text:p>35:45:54.1</text:p>
          </table:table-cell>
          <table:table-cell table:style-name="ce3" office:value-type="string">
            <text:p>valtts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>
            <text:p>173.49+2.42</text:p>
          </table:table-cell>
          <table:table-cell table:style-name="ce3" office:value-type="string">
            <text:p>16/10/2010</text:p>
          </table:table-cell>
          <table:table-cell table:style-name="ce6" office:value-type="string">
            <text:p>5:39:13.10</text:p>
          </table:table-cell>
          <table:table-cell table:style-name="ce6" office:value-type="string">
            <text:p>35:45:51.0</text:p>
          </table:table-cell>
          <table:table-cell table:style-name="ce3" office:value-type="string">
            <text:p>pestalozzi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IRAS05373+2349</text:p>
          </table:table-cell>
          <table:table-cell table:style-name="ce5" office:value-type="string">
            <text:p>01/11/2010</text:p>
          </table:table-cell>
          <table:table-cell office:value-type="string">
            <text:p>5:40:24.40</text:p>
          </table:table-cell>
          <table:table-cell office:value-type="string">
            <text:p>23:50:54.0</text:p>
          </table:table-cell>
          <table:table-cell table:number-columns-repeated="1020"/>
        </table:table-row>
        <table:table-row table:style-name="ro1">
          <table:table-cell office:value-type="string">
            <text:p>S235</text:p>
          </table:table-cell>
          <table:table-cell office:value-type="string">
            <text:p>23/10/2010</text:p>
          </table:table-cell>
          <table:table-cell office:value-type="string">
            <text:p>5:40:53.31</text:p>
          </table:table-cell>
          <table:table-cell office:value-type="string">
            <text:p>35:41:48.8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office:value-type="string">
            <text:p>173.69+2.87</text:p>
          </table:table-cell>
          <table:table-cell office:value-type="string">
            <text:p>23/10/2010</text:p>
          </table:table-cell>
          <table:table-cell office:value-type="string">
            <text:p>5:41:33.80</text:p>
          </table:table-cell>
          <table:table-cell office:value-type="string">
            <text:p>35:48:27.0</text:p>
          </table:table-cell>
          <table:table-cell office:value-type="string">
            <text:p>pestalozzi</text:p>
          </table:table-cell>
          <table:table-cell table:number-columns-repeated="1019"/>
        </table:table-row>
        <table:table-row table:style-name="ro1">
          <table:table-cell office:value-type="string">
            <text:p>183.34+0.59</text:p>
          </table:table-cell>
          <table:table-cell office:value-type="string">
            <text:p>21/10/2010</text:p>
          </table:table-cell>
          <table:table-cell office:value-type="string">
            <text:p>5:51:06.00</text:p>
          </table:table-cell>
          <table:table-cell office:value-type="string">
            <text:p>25:45:45.0</text:p>
          </table:table-cell>
          <table:table-cell office:value-type="string">
            <text:p>pestalozzi</text:p>
          </table:table-cell>
          <table:table-cell table:number-columns-repeated="1019"/>
        </table:table-row>
        <table:table-row table:style-name="ro1">
          <table:table-cell office:value-type="string">
            <text:p>H05480+2545</text:p>
          </table:table-cell>
          <table:table-cell office:value-type="string">
            <text:p>30/10/2010</text:p>
          </table:table-cell>
          <table:table-cell office:value-type="string">
            <text:p>5:51:10.60</text:p>
          </table:table-cell>
          <table:table-cell office:value-type="string">
            <text:p>25:46:14.0</text:p>
          </table:table-cell>
          <table:table-cell table:number-columns-repeated="1020"/>
        </table:table-row>
        <table:table-row table:style-name="ro1">
          <table:table-cell office:value-type="string">
            <text:p>189.032+0.785</text:p>
          </table:table-cell>
          <table:table-cell table:style-name="ce5" office:value-type="string">
            <text:p>01/11/2010</text:p>
          </table:table-cell>
          <table:table-cell office:value-type="string">
            <text:p>6:08:41.16</text:p>
          </table:table-cell>
          <table:table-cell office:value-type="string">
            <text:p>21:31:03.6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office:value-type="string">
            <text:p>189.78+0.34</text:p>
          </table:table-cell>
          <table:table-cell office:value-type="string">
            <text:p>25/10/2010</text:p>
          </table:table-cell>
          <table:table-cell office:value-type="string">
            <text:p>6:08:34.50</text:p>
          </table:table-cell>
          <table:table-cell office:value-type="string">
            <text:p>20:38:50.0</text:p>
          </table:table-cell>
          <table:table-cell office:value-type="string">
            <text:p>pestalozzi</text:p>
          </table:table-cell>
          <table:table-cell table:number-columns-repeated="1019"/>
        </table:table-row>
        <table:table-row table:style-name="ro1">
          <table:table-cell office:value-type="string">
            <text:p>188.95+0.89</text:p>
          </table:table-cell>
          <table:table-cell office:value-type="string">
            <text:p>25/10/2010</text:p>
          </table:table-cell>
          <table:table-cell office:value-type="string">
            <text:p>6:08:53.40</text:p>
          </table:table-cell>
          <table:table-cell office:value-type="string">
            <text:p>21:38:29.0</text:p>
          </table:table-cell>
          <table:table-cell office:value-type="string">
            <text:p>pestalozzi</text:p>
          </table:table-cell>
          <table:table-cell table:number-columns-repeated="1019"/>
        </table:table-row>
        <table:table-row table:style-name="ro1">
          <table:table-cell office:value-type="string">
            <text:p>188.79+1.02</text:p>
          </table:table-cell>
          <table:table-cell office:value-type="string">
            <text:p>25/10/2010</text:p>
          </table:table-cell>
          <table:table-cell office:value-type="string">
            <text:p>6:09:06.50</text:p>
          </table:table-cell>
          <table:table-cell office:value-type="string">
            <text:p>21:50:26.0</text:p>
          </table:table-cell>
          <table:table-cell office:value-type="string">
            <text:p>pestalozzi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192.60-0.05</text:p>
          </table:table-cell>
          <table:table-cell table:style-name="ce3" office:value-type="string">
            <text:p>21/10/2010</text:p>
          </table:table-cell>
          <table:table-cell table:style-name="ce6" office:value-type="string">
            <text:p>6:12:54.00</text:p>
          </table:table-cell>
          <table:table-cell table:style-name="ce6" office:value-type="string">
            <text:p>17:59:23.0</text:p>
          </table:table-cell>
          <table:table-cell table:style-name="ce3" office:value-type="string">
            <text:p>pestalozzi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>
            <text:p>192.597-0.035</text:p>
          </table:table-cell>
          <table:table-cell table:style-name="ce3" office:value-type="string">
            <text:p>25/10/2010</text:p>
          </table:table-cell>
          <table:table-cell table:style-name="ce6" office:value-type="string">
            <text:p>6:12:56.41</text:p>
          </table:table-cell>
          <table:table-cell table:style-name="ce6" office:value-type="string">
            <text:p>17:59:53.8</text:p>
          </table:table-cell>
          <table:table-cell table:style-name="ce3" office:value-type="string">
            <text:p>valtts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194.934-1.227</text:p>
          </table:table-cell>
          <table:table-cell table:style-name="ce5" office:value-type="string">
            <text:p>01/11/2010</text:p>
          </table:table-cell>
          <table:table-cell office:value-type="string">
            <text:p>6:13:15.18</text:p>
          </table:table-cell>
          <table:table-cell office:value-type="string">
            <text:p>15:22:36.3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office:value-type="string">
            <text:p>196.45-1.68</text:p>
          </table:table-cell>
          <table:table-cell office:value-type="string">
            <text:p>21/10/2010</text:p>
          </table:table-cell>
          <table:table-cell office:value-type="string">
            <text:p>6:14:37.10</text:p>
          </table:table-cell>
          <table:table-cell office:value-type="string">
            <text:p>13:49:37.0</text:p>
          </table:table-cell>
          <table:table-cell office:value-type="string">
            <text:p>pestalozzi</text:p>
          </table:table-cell>
          <table:table-cell table:number-columns-repeated="1019"/>
        </table:table-row>
        <table:table-row table:style-name="ro1">
          <table:table-cell office:value-type="string">
            <text:p>203.316+2.055</text:p>
          </table:table-cell>
          <table:table-cell office:value-type="string">
            <text:p>25/10/2010</text:p>
          </table:table-cell>
          <table:table-cell office:value-type="string">
            <text:p>6:41:09.66</text:p>
          </table:table-cell>
          <table:table-cell office:value-type="string">
            <text:p>9:29:34.9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office:value-type="string">
            <text:p>206.538-16.358</text:p>
          </table:table-cell>
          <table:table-cell table:style-name="ce5" office:value-type="string">
            <text:p>03/11/2010</text:p>
          </table:table-cell>
          <table:table-cell office:value-type="string">
            <text:p>5:41:42.89</text:p>
          </table:table-cell>
          <table:table-cell office:value-type="string">
            <text:p>-1:54:33.6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office:value-type="string">
            <text:p>205.109-14.111</text:p>
          </table:table-cell>
          <table:table-cell office:value-type="string">
            <text:p>25/10/2010</text:p>
          </table:table-cell>
          <table:table-cell office:value-type="string">
            <text:p>5:47:04.14</text:p>
          </table:table-cell>
          <table:table-cell office:value-type="string">
            <text:p>0:21:42.1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office:value-type="string">
            <text:p>34.403+0.233</text:p>
          </table:table-cell>
          <table:table-cell table:style-name="ce5" office:value-type="string">
            <text:p>02/11/2010</text:p>
          </table:table-cell>
          <table:table-cell office:value-type="string">
            <text:p>18:53:17.45</text:p>
          </table:table-cell>
          <table:table-cell office:value-type="string">
            <text:p>1:24:55.6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office:value-type="string">
            <text:p>34.3+0.2</text:p>
          </table:table-cell>
          <table:table-cell office:value-type="string">
            <text:p>27/10/2010</text:p>
          </table:table-cell>
          <table:table-cell office:value-type="string">
            <text:p>18:53:37.77</text:p>
          </table:table-cell>
          <table:table-cell office:value-type="string">
            <text:p>1:50:25.0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office:value-type="string">
            <text:p>34.82+0.352</text:p>
          </table:table-cell>
          <table:table-cell office:value-type="string">
            <text:p>27/10/2010</text:p>
          </table:table-cell>
          <table:table-cell office:value-type="string">
            <text:p>18:57:08.99</text:p>
          </table:table-cell>
          <table:table-cell office:value-type="string">
            <text:p>1:39:03.0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office:value-type="string">
            <text:p>37.427+1.518</text:p>
          </table:table-cell>
          <table:table-cell table:style-name="ce5" office:value-type="string">
            <text:p>02/11/2010</text:p>
          </table:table-cell>
          <table:table-cell office:value-type="string">
            <text:p>18:54:13.82</text:p>
          </table:table-cell>
          <table:table-cell office:value-type="string">
            <text:p>4:41:31.7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office:value-type="string">
            <text:p>45.07+0.13</text:p>
          </table:table-cell>
          <table:table-cell table:style-name="ce5" office:value-type="string">
            <text:p>02/11/2010</text:p>
          </table:table-cell>
          <table:table-cell office:value-type="string">
            <text:p>19:13:22.10</text:p>
          </table:table-cell>
          <table:table-cell office:value-type="string">
            <text:p>10:50:59.5</text:p>
          </table:table-cell>
          <table:table-cell office:value-type="string">
            <text:p>pestalozzi</text:p>
          </table:table-cell>
          <table:table-cell table:number-columns-repeated="1019"/>
        </table:table-row>
        <table:table-row table:style-name="ro1">
          <table:table-cell office:value-type="string">
            <text:p>45.44+0.07</text:p>
          </table:table-cell>
          <table:table-cell office:value-type="string">
            <text:p>24/10/2010</text:p>
          </table:table-cell>
          <table:table-cell office:value-type="string">
            <text:p>19:14:17.40</text:p>
          </table:table-cell>
          <table:table-cell office:value-type="string">
            <text:p>11:08:45.0</text:p>
          </table:table-cell>
          <table:table-cell office:value-type="string">
            <text:p>pestalozzi</text:p>
          </table:table-cell>
          <table:table-cell table:number-columns-repeated="1019"/>
        </table:table-row>
        <table:table-row table:style-name="ro1">
          <table:table-cell office:value-type="string">
            <text:p>45.47+0.07</text:p>
          </table:table-cell>
          <table:table-cell office:value-type="string">
            <text:p>27/10/2010</text:p>
          </table:table-cell>
          <table:table-cell office:value-type="string">
            <text:p>19:14:25.76</text:p>
          </table:table-cell>
          <table:table-cell office:value-type="string">
            <text:p>11:09:36.9</text:p>
          </table:table-cell>
          <table:table-cell office:value-type="string">
            <text:p>pestalozzi</text:p>
          </table:table-cell>
          <table:table-cell table:number-columns-repeated="1019"/>
        </table:table-row>
        <table:table-row table:style-name="ro1">
          <table:table-cell office:value-type="string">
            <text:p>50.00+0.59</text:p>
          </table:table-cell>
          <table:table-cell office:value-type="string">
            <text:p>24/10/2010</text:p>
          </table:table-cell>
          <table:table-cell office:value-type="string">
            <text:p>19:21:10.50</text:p>
          </table:table-cell>
          <table:table-cell office:value-type="string">
            <text:p>15:25:42.0</text:p>
          </table:table-cell>
          <table:table-cell office:value-type="string">
            <text:p>pestalozzi</text:p>
          </table:table-cell>
          <table:table-cell table:number-columns-repeated="1019"/>
        </table:table-row>
        <table:table-row table:style-name="ro1">
          <table:table-cell office:value-type="string">
            <text:p>49.267-0.337</text:p>
          </table:table-cell>
          <table:table-cell office:value-type="string">
            <text:p>31/10/2010</text:p>
          </table:table-cell>
          <table:table-cell office:value-type="string">
            <text:p>19:23:06.78</text:p>
          </table:table-cell>
          <table:table-cell office:value-type="string">
            <text:p>14:20:12.9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office:value-type="string">
            <text:p>49.485-0.359</text:p>
          </table:table-cell>
          <table:table-cell office:value-type="string">
            <text:p>27/10/2010</text:p>
          </table:table-cell>
          <table:table-cell office:value-type="string">
            <text:p>19:23:37.19</text:p>
          </table:table-cell>
          <table:table-cell office:value-type="string">
            <text:p>14:31:07.9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office:value-type="string">
            <text:p>53.032+0.117</text:p>
          </table:table-cell>
          <table:table-cell office:value-type="string">
            <text:p>31/10/2010</text:p>
          </table:table-cell>
          <table:table-cell office:value-type="string">
            <text:p>19:28:54.01</text:p>
          </table:table-cell>
          <table:table-cell office:value-type="string">
            <text:p>17:51:56.6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office:value-type="string">
            <text:p>59.832+0.671</text:p>
          </table:table-cell>
          <table:table-cell table:style-name="ce5" office:value-type="string">
            <text:p>02/11/2010</text:p>
          </table:table-cell>
          <table:table-cell office:value-type="string">
            <text:p>19:40:59.34</text:p>
          </table:table-cell>
          <table:table-cell office:value-type="string">
            <text:p>24:04:39.3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office:value-type="string">
            <text:p>59.78+0.06</text:p>
          </table:table-cell>
          <table:table-cell office:value-type="string">
            <text:p>22/10/2010</text:p>
          </table:table-cell>
          <table:table-cell office:value-type="string">
            <text:p>19:43:11.20</text:p>
          </table:table-cell>
          <table:table-cell office:value-type="string">
            <text:p>23:44:03.0</text:p>
          </table:table-cell>
          <table:table-cell office:value-type="string">
            <text:p>pestalozzi, valtts</text:p>
          </table:table-cell>
          <table:table-cell table:number-columns-repeated="1019"/>
        </table:table-row>
        <table:table-row table:style-name="ro1">
          <table:table-cell office:value-type="string">
            <text:p>60.56-0.17</text:p>
          </table:table-cell>
          <table:table-cell office:value-type="string">
            <text:p>24/10/2010</text:p>
          </table:table-cell>
          <table:table-cell office:value-type="string">
            <text:p>19:45:48.80</text:p>
          </table:table-cell>
          <table:table-cell office:value-type="string">
            <text:p>24:17:22.0</text:p>
          </table:table-cell>
          <table:table-cell office:value-type="string">
            <text:p>pestalozzi</text:p>
          </table:table-cell>
          <table:table-cell table:number-columns-repeated="1019"/>
        </table:table-row>
        <table:table-row table:style-name="ro1">
          <table:table-cell office:value-type="string">
            <text:p>73.062+1.797</text:p>
          </table:table-cell>
          <table:table-cell office:value-type="string">
            <text:p>31/10/2010</text:p>
          </table:table-cell>
          <table:table-cell office:value-type="string">
            <text:p>20:08:09.70</text:p>
          </table:table-cell>
          <table:table-cell office:value-type="string">
            <text:p>35:59:20.2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office:value-type="string">
            <text:p>69.541-0.975</text:p>
          </table:table-cell>
          <table:table-cell office:value-type="string">
            <text:p>24/10/2010</text:p>
          </table:table-cell>
          <table:table-cell office:value-type="string">
            <text:p>20:10:09.08</text:p>
          </table:table-cell>
          <table:table-cell office:value-type="string">
            <text:p>31:31:37.4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78.122+3.636</text:p>
          </table:table-cell>
          <table:table-cell table:style-name="ce3" office:value-type="string">
            <text:p>24/10/2010</text:p>
          </table:table-cell>
          <table:table-cell table:style-name="ce6" office:value-type="string">
            <text:p>20:14:25.17</text:p>
          </table:table-cell>
          <table:table-cell table:style-name="ce6" office:value-type="string">
            <text:p>41:13:35.5</text:p>
          </table:table-cell>
          <table:table-cell table:style-name="ce3" office:value-type="string">
            <text:p>valtts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>
            <text:p>78.10+3.64</text:p>
          </table:table-cell>
          <table:table-cell table:style-name="ce3" office:value-type="string">
            <text:p>22/10/2010</text:p>
          </table:table-cell>
          <table:table-cell table:style-name="ce6" office:value-type="string">
            <text:p>20:14:26.00</text:p>
          </table:table-cell>
          <table:table-cell table:style-name="ce6" office:value-type="string">
            <text:p>41:13:33.0</text:p>
          </table:table-cell>
          <table:table-cell table:style-name="ce3" office:value-type="string">
            <text:p>pestalozzi</text:p>
          </table:table-cell>
          <table:table-cell table:style-name="ce3" table:number-columns-repeated="1019"/>
        </table:table-row>
        <table:table-row table:style-name="ro1">
          <table:table-cell table:style-name="ce4" office:value-type="string">
            <text:p>75.76+0.34</text:p>
          </table:table-cell>
          <table:table-cell table:style-name="ce4" office:value-type="string">
            <text:p>22/10/2010</text:p>
          </table:table-cell>
          <table:table-cell table:style-name="ce7" office:value-type="string">
            <text:p>20:21:40.10</text:p>
          </table:table-cell>
          <table:table-cell table:style-name="ce7" office:value-type="string">
            <text:p>37:25:37.0</text:p>
          </table:table-cell>
          <table:table-cell table:style-name="ce4" office:value-type="string">
            <text:p>pestalozzi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>
            <text:p>75.772+0.343</text:p>
          </table:table-cell>
          <table:table-cell table:style-name="ce4" office:value-type="string">
            <text:p>24/10/2010</text:p>
          </table:table-cell>
          <table:table-cell table:style-name="ce7" office:value-type="string">
            <text:p>20:21:44.43</text:p>
          </table:table-cell>
          <table:table-cell table:style-name="ce7" office:value-type="string">
            <text:p>37:26:47.8</text:p>
          </table:table-cell>
          <table:table-cell table:style-name="ce4" office:value-type="string">
            <text:p>valtts</text:p>
          </table:table-cell>
          <table:table-cell table:style-name="ce4" table:number-columns-repeated="1019"/>
        </table:table-row>
        <table:table-row table:style-name="ro1">
          <table:table-cell table:style-name="ce3" office:value-type="string">
            <text:p>81.87+0.78</text:p>
          </table:table-cell>
          <table:table-cell table:style-name="ce3" office:value-type="string">
            <text:p>15/10/2010</text:p>
          </table:table-cell>
          <table:table-cell table:style-name="ce6" office:value-type="string">
            <text:p>20:38:36.40</text:p>
          </table:table-cell>
          <table:table-cell table:style-name="ce6" office:value-type="string">
            <text:p>42:37:36.0</text:p>
          </table:table-cell>
          <table:table-cell table:style-name="ce3" office:value-type="string">
            <text:p>pestalozzi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>
            <text:p>81.877+0.784</text:p>
          </table:table-cell>
          <table:table-cell table:style-name="ce3" office:value-type="string">
            <text:p>24/10/2010</text:p>
          </table:table-cell>
          <table:table-cell table:style-name="ce6" office:value-type="string">
            <text:p>20:38:36.76</text:p>
          </table:table-cell>
          <table:table-cell table:style-name="ce6" office:value-type="string">
            <text:p>42:37:59.6</text:p>
          </table:table-cell>
          <table:table-cell table:style-name="ce3" office:value-type="string">
            <text:p>valtts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DR21-West</text:p>
          </table:table-cell>
          <table:table-cell office:value-type="string">
            <text:p>15/10/2010</text:p>
          </table:table-cell>
          <table:table-cell office:value-type="string">
            <text:p>20:38:54.52</text:p>
          </table:table-cell>
          <table:table-cell office:value-type="string">
            <text:p>42:19:23.6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R21(OH)</text:p>
          </table:table-cell>
          <table:table-cell table:style-name="ce3" office:value-type="string">
            <text:p>24/10/2010</text:p>
          </table:table-cell>
          <table:table-cell table:style-name="ce6" office:value-type="string">
            <text:p>20:39:03.47</text:p>
          </table:table-cell>
          <table:table-cell table:style-name="ce6" office:value-type="string">
            <text:p>42:25:53.1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>
            <text:p>81.76+0.59</text:p>
          </table:table-cell>
          <table:table-cell table:style-name="ce3" office:value-type="string">
            <text:p>22/10/2010</text:p>
          </table:table-cell>
          <table:table-cell table:style-name="ce6" office:value-type="string">
            <text:p>20:39:03.50</text:p>
          </table:table-cell>
          <table:table-cell table:style-name="ce6" office:value-type="string">
            <text:p>42:25:53.0</text:p>
          </table:table-cell>
          <table:table-cell table:style-name="ce3" office:value-type="string">
            <text:p>valtts (81.767+0.596)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85.40-0.00</text:p>
          </table:table-cell>
          <table:table-cell office:value-type="string">
            <text:p>22/10/2010</text:p>
          </table:table-cell>
          <table:table-cell office:value-type="string">
            <text:p>20:54:13.70</text:p>
          </table:table-cell>
          <table:table-cell office:value-type="string">
            <text:p>44:54:08.0</text:p>
          </table:table-cell>
          <table:table-cell office:value-type="string">
            <text:p>pestalozzi</text:p>
          </table:table-cell>
          <table:table-cell table:number-columns-repeated="1019"/>
        </table:table-row>
        <table:table-row table:style-name="ro1">
          <table:table-cell office:value-type="string">
            <text:p>94.259-0.411</text:p>
          </table:table-cell>
          <table:table-cell office:value-type="string">
            <text:p>24/10/2010</text:p>
          </table:table-cell>
          <table:table-cell office:value-type="string">
            <text:p>21:32:30.80</text:p>
          </table:table-cell>
          <table:table-cell office:value-type="string">
            <text:p>51:02:15.5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office:value-type="string">
            <text:p>99.982+4.17</text:p>
          </table:table-cell>
          <table:table-cell office:value-type="string">
            <text:p>24/10/2010</text:p>
          </table:table-cell>
          <table:table-cell office:value-type="string">
            <text:p>21:40:42.30</text:p>
          </table:table-cell>
          <table:table-cell office:value-type="string">
            <text:p>58:16:09.8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office:value-type="string">
            <text:p>106.797+5.312</text:p>
          </table:table-cell>
          <table:table-cell office:value-type="string">
            <text:p>27/10/2010</text:p>
          </table:table-cell>
          <table:table-cell office:value-type="string">
            <text:p>22:19:18.27</text:p>
          </table:table-cell>
          <table:table-cell office:value-type="string">
            <text:p>63:18:48.6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office:value-type="string">
            <text:p>108.18+5.51</text:p>
          </table:table-cell>
          <table:table-cell office:value-type="string">
            <text:p>22/10/2010</text:p>
          </table:table-cell>
          <table:table-cell office:value-type="string">
            <text:p>22:28:52.00</text:p>
          </table:table-cell>
          <table:table-cell office:value-type="string">
            <text:p>64:13:22.0</text:p>
          </table:table-cell>
          <table:table-cell office:value-type="string">
            <text:p>pestalozzi</text:p>
          </table:table-cell>
          <table:table-cell table:number-columns-repeated="1019"/>
        </table:table-row>
        <table:table-row table:style-name="ro1">
          <table:table-cell office:value-type="string">
            <text:p>108.596+0.493</text:p>
          </table:table-cell>
          <table:table-cell table:style-name="ce5" office:value-type="string">
            <text:p>01/11/2010</text:p>
          </table:table-cell>
          <table:table-cell office:value-type="string">
            <text:p>22:52:38.68</text:p>
          </table:table-cell>
          <table:table-cell office:value-type="string">
            <text:p>60:00:56.0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office:value-type="string">
            <text:p>109.86+2.10</text:p>
          </table:table-cell>
          <table:table-cell office:value-type="string">
            <text:p>15/10/2010</text:p>
          </table:table-cell>
          <table:table-cell office:value-type="string">
            <text:p>22:56:18.10</text:p>
          </table:table-cell>
          <table:table-cell office:value-type="string">
            <text:p>62:01:49.0</text:p>
          </table:table-cell>
          <table:table-cell office:value-type="string">
            <text:p>pestalozzi</text:p>
          </table:table-cell>
          <table:table-cell table:number-columns-repeated="1019"/>
        </table:table-row>
        <table:table-row table:style-name="ro1">
          <table:table-cell office:value-type="string">
            <text:p>108.75-0.96</text:p>
          </table:table-cell>
          <table:table-cell office:value-type="string">
            <text:p>25/10/2010</text:p>
          </table:table-cell>
          <table:table-cell office:value-type="string">
            <text:p>22:58:40.30</text:p>
          </table:table-cell>
          <table:table-cell office:value-type="string">
            <text:p>58:46:05.0</text:p>
          </table:table-cell>
          <table:table-cell office:value-type="string">
            <text:p>pestalozzi</text:p>
          </table:table-cell>
          <table:table-cell table:number-columns-repeated="1019"/>
        </table:table-row>
        <table:table-row table:style-name="ro1">
          <table:table-cell office:value-type="string">
            <text:p>110.093-0.065</text:p>
          </table:table-cell>
          <table:table-cell table:style-name="ce5" office:value-type="string">
            <text:p>03/11/2010</text:p>
          </table:table-cell>
          <table:table-cell office:value-type="string">
            <text:p>23:05:25.71</text:p>
          </table:table-cell>
          <table:table-cell office:value-type="string">
            <text:p>60:08:07.9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office:value-type="string">
            <text:p>111.542+0.777</text:p>
          </table:table-cell>
          <table:table-cell table:style-name="ce5" office:value-type="string">
            <text:p>03/11/2010</text:p>
          </table:table-cell>
          <table:table-cell office:value-type="string">
            <text:p>23:13:45.37</text:p>
          </table:table-cell>
          <table:table-cell office:value-type="string">
            <text:p>61:28:10.0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office:value-type="string">
            <text:p>111.236-1.238</text:p>
          </table:table-cell>
          <table:table-cell table:style-name="ce5" office:value-type="string">
            <text:p>01/11/2010</text:p>
          </table:table-cell>
          <table:table-cell office:value-type="string">
            <text:p>23:17:21.03</text:p>
          </table:table-cell>
          <table:table-cell office:value-type="string">
            <text:p>59:28:49.0</text:p>
          </table:table-cell>
          <table:table-cell office:value-type="string">
            <text:p>valtts</text:p>
          </table:table-cell>
          <table:table-cell table:number-columns-repeated="1019"/>
        </table:table-row>
        <table:table-row table:style-name="ro1">
          <table:table-cell office:value-type="string">
            <text:p>114.513-0.535</text:p>
          </table:table-cell>
          <table:table-cell office:value-type="string">
            <text:p>24/10/2010</text:p>
          </table:table-cell>
          <table:table-cell office:value-type="string">
            <text:p>23:40:43.86</text:p>
          </table:table-cell>
          <table:table-cell office:value-type="string">
            <text:p>61:10:31.3</text:p>
          </table:table-cell>
          <table:table-cell office:value-type="string">
            <text:p>valtts</text:p>
          </table:table-cell>
          <table:table-cell table:number-columns-repeated="1019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7">09/27/2011</text:date>, <text:time>12:4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lava </meta:initial-creator>
    <meta:creation-date>2011-02-24T16:30:28</meta:creation-date>
    <dc:date>2011-09-27T12:42:52</dc:date>
    <meta:editing-duration>PT02H56M48S</meta:editing-duration>
    <meta:editing-cycles>7</meta:editing-cycles>
    <meta:generator>OpenOffice.org/3.2$Unix OpenOffice.org_project/320m19$Build-9505</meta:generator>
    <meta:document-statistic meta:table-count="3" meta:cell-count="9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02cm" svg:height="6.987cm" xlink:href=".." chart:class="chart:scatter" chart:column-mapping="0" chart:style-name="ch1">
        <chart:plot-area chart:style-name="ch2" table:cell-range-address="Sheet1.H1:Sheet1.H36 Sheet1.R1:Sheet1.R36" chart:data-source-has-labels="both" svg:x="0.119cm" svg:y="0.139cm" svg:width="7.723cm" svg:height="6.771cm">
          <chart:axis chart:dimension="x" chart:name="primary-x" chart:style-name="ch3">
            <chart:title svg:x="3.393cm" svg:y="6.477cm" chart:style-name="ch4">
              <text:p>HCN: Ta*, K</text:p>
            </chart:title>
            <chart:categories table:cell-range-address="Sheet1.H1:Sheet1.H1"/>
          </chart:axis>
          <chart:axis chart:dimension="y" chart:name="primary-y" chart:style-name="ch3">
            <chart:title svg:x="0.161cm" svg:y="4.693cm" chart:style-name="ch5">
              <text:p>MMI Intensity (Valtts)</text:p>
            </chart:title>
            <chart:grid chart:style-name="ch6" chart:class="major"/>
          </chart:axis>
          <chart:series chart:style-name="ch7" chart:values-cell-range-address="Sheet1.R2:Sheet1.R36" chart:label-cell-address="Sheet1.R1:Sheet1.R1" chart:class="chart:scatter">
            <chart:domain table:cell-range-address="Sheet1.H2:Sheet1.H36"/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 text:id="Sheet1.R1:Sheet1.R1">Valtts_flux</text:p>
              </table:table-cell>
            </table:table-row>
          </table:table-header-rows>
          <table:table-rows>
            <table:table-row>
              <table:table-cell office:value-type="string">
                <text:p text:id="Sheet1.H1:Sheet1.H1">a0</text:p>
              </table:table-cell>
              <table:table-cell office:value-type="float" office:value="5.45259">
                <text:p text:id="Sheet1.H2:Sheet1.H36">5.45259</text:p>
              </table:table-cell>
              <table:table-cell office:value-type="float" office:value="12">
                <text:p text:id="Sheet1.R2:Sheet1.R36">12</text:p>
              </table:table-cell>
            </table:table-row>
            <table:table-row>
              <table:table-cell office:value-type="string"/>
              <table:table-cell office:value-type="float" office:value="0.52749">
                <text:p>0.5274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3054">
                <text:p>1.305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0.86769">
                <text:p>0.8676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7163">
                <text:p>1.71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0.37375">
                <text:p>0.3737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0.86017">
                <text:p>0.860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.89747">
                <text:p>1.8974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0.51637">
                <text:p>0.516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0.83287">
                <text:p>0.8328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0.30547">
                <text:p>0.3054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0.38622">
                <text:p>0.386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0.39047">
                <text:p>0.3904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0.36212">
                <text:p>0.362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12396">
                <text:p>1.1239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39671">
                <text:p>1.3967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/>
              <table:table-cell office:value-type="float" office:value="1.02551">
                <text:p>1.0255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2.47773">
                <text:p>2.477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1.86648">
                <text:p>1.8664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0.55193">
                <text:p>0.5519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0.9609">
                <text:p>0.960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2.08556">
                <text:p>2.085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0.92147">
                <text:p>0.9214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/>
              <table:table-cell office:value-type="float" office:value="1.00894">
                <text:p>1.0089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27351">
                <text:p>1.2735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/>
              <table:table-cell office:value-type="float" office:value="0.46042">
                <text:p>0.4604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/>
              <table:table-cell office:value-type="float" office:value="0.89337">
                <text:p>0.8933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44196">
                <text:p>1.44196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/>
              <table:table-cell office:value-type="float" office:value="1.06986">
                <text:p>1.069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1.63874">
                <text:p>1.63874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/>
              <table:table-cell office:value-type="float" office:value="0.3932">
                <text:p>0.39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0.25321">
                <text:p>0.2532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/>
              <table:table-cell office:value-type="float" office:value="0.80711">
                <text:p>0.807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0.67843">
                <text:p>0.6784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8312">
                <text:p>1.8312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3" style:family="chart" style:data-style-name="N0">
      <style:chart-properties chart:display-label="true" chart:logarithmic="false" chart:maximum="3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2cm" svg:height="6.987cm" xlink:href=".." chart:class="chart:scatter" chart:column-mapping="0" chart:style-name="ch1">
        <chart:plot-area chart:style-name="ch2" table:cell-range-address="Sheet1.H1:Sheet1.H36 Sheet1.U1:Sheet1.U36" chart:data-source-has-labels="both" svg:x="0.119cm" svg:y="0.139cm" svg:width="7.723cm" svg:height="6.771cm">
          <chart:axis chart:dimension="x" chart:name="primary-x" chart:style-name="ch3">
            <chart:title svg:x="3.393cm" svg:y="6.477cm" chart:style-name="ch4">
              <text:p>HCN: Ta*, K</text:p>
            </chart:title>
            <chart:categories table:cell-range-address="Sheet1.H1:Sheet1.H1"/>
          </chart:axis>
          <chart:axis chart:dimension="y" chart:name="primary-y" chart:style-name="ch5">
            <chart:title svg:x="0.161cm" svg:y="5.064cm" chart:style-name="ch6">
              <text:p>MMII Intensity (Pestalozzi)</text:p>
            </chart:title>
            <chart:grid chart:style-name="ch7" chart:class="major"/>
          </chart:axis>
          <chart:series chart:style-name="ch8" chart:values-cell-range-address="Sheet1.U2:Sheet1.U36" chart:label-cell-address="Sheet1.U1:Sheet1.U1" chart:class="chart:scatter">
            <chart:domain table:cell-range-address="Sheet1.H2:Sheet1.H36"/>
            <chart:data-point chart:repeated="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 text:id="Sheet1.U1:Sheet1.U1">Pest_flux</text:p>
              </table:table-cell>
            </table:table-row>
          </table:table-header-rows>
          <table:table-rows>
            <table:table-row>
              <table:table-cell office:value-type="string">
                <text:p text:id="Sheet1.H1:Sheet1.H1">a0</text:p>
              </table:table-cell>
              <table:table-cell office:value-type="float" office:value="5.45259">
                <text:p text:id="Sheet1.H2:Sheet1.H36">5.45259</text:p>
              </table:table-cell>
              <table:table-cell office:value-type="float" office:value="1.#NAN">
                <text:p text:id="Sheet1.U2:Sheet1.U36">1.#NAN</text:p>
              </table:table-cell>
            </table:table-row>
            <table:table-row>
              <table:table-cell office:value-type="string"/>
              <table:table-cell office:value-type="float" office:value="0.52749">
                <text:p>0.5274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/>
              <table:table-cell office:value-type="float" office:value="1.3054">
                <text:p>1.305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/>
              <table:table-cell office:value-type="float" office:value="0.86769">
                <text:p>0.8676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7163">
                <text:p>1.71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0.37375">
                <text:p>0.373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0.86017">
                <text:p>0.860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89747">
                <text:p>1.89747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/>
              <table:table-cell office:value-type="float" office:value="0.51637">
                <text:p>0.5163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0.83287">
                <text:p>0.8328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/>
              <table:table-cell office:value-type="float" office:value="0.30547">
                <text:p>0.3054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/>
              <table:table-cell office:value-type="float" office:value="0.38622">
                <text:p>0.386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/>
              <table:table-cell office:value-type="float" office:value="0.39047">
                <text:p>0.390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0.36212">
                <text:p>0.3621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/>
              <table:table-cell office:value-type="float" office:value="1.12396">
                <text:p>1.1239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/>
              <table:table-cell office:value-type="float" office:value="1.39671">
                <text:p>1.3967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02551">
                <text:p>1.025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2.47773">
                <text:p>2.4777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86648">
                <text:p>1.866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/>
              <table:table-cell office:value-type="float" office:value="0.55193">
                <text:p>0.5519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0.9609">
                <text:p>0.96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2.08556">
                <text:p>2.0855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0.92147">
                <text:p>0.9214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00894">
                <text:p>1.0089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27351">
                <text:p>1.2735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/>
              <table:table-cell office:value-type="float" office:value="0.46042">
                <text:p>0.4604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0.89337">
                <text:p>0.893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1.44196">
                <text:p>1.4419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06986">
                <text:p>1.069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.63874">
                <text:p>1.63874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/>
              <table:table-cell office:value-type="float" office:value="0.3932">
                <text:p>0.3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0.25321">
                <text:p>0.2532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0.80711">
                <text:p>0.807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0.67843">
                <text:p>0.6784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8312">
                <text:p>1.8312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